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5">
      <style:paragraph-properties>
        <style:tab-stops>
          <style:tab-stop style:position="15.004cm" style:type="right" style:leader-style="dotted" style:leader-text="."/>
        </style:tab-stops>
      </style:paragraph-properties>
    </style:style>
    <style:style style:name="P4" style:family="paragraph" style:parent-style-name="Preformatted_20_Text">
      <style:text-properties style:font-name="Liberation Sans"/>
    </style:style>
    <style:style style:name="P5" style:family="paragraph" style:parent-style-name="Preformatted_20_Text">
      <style:text-properties style:font-name="Liberation Sans" officeooo:paragraph-rsid="001bb230"/>
    </style:style>
    <style:style style:name="P6" style:family="paragraph" style:parent-style-name="Preformatted_20_Text">
      <style:text-properties style:font-name="Liberation Sans" fo:font-weight="bold" officeooo:rsid="00221daf" officeooo:paragraph-rsid="002821c6" style:font-weight-asian="bold" style:font-weight-complex="bold"/>
    </style:style>
    <style:style style:name="P7" style:family="paragraph" style:parent-style-name="Preformatted_20_Text">
      <style:text-properties style:font-name="Liberation Sans" fo:font-weight="bold" officeooo:rsid="00221daf" officeooo:paragraph-rsid="002b3d05" style:font-weight-asian="bold" style:font-weight-complex="bold"/>
    </style:style>
    <style:style style:name="P8" style:family="paragraph" style:parent-style-name="Preformatted_20_Text">
      <style:text-properties style:font-name="Liberation Sans" fo:font-weight="bold" officeooo:rsid="00221daf" officeooo:paragraph-rsid="002d87b7" style:font-weight-asian="bold" style:font-weight-complex="bold"/>
    </style:style>
    <style:style style:name="P9" style:family="paragraph" style:parent-style-name="Preformatted_20_Text">
      <style:text-properties style:font-name="Liberation Sans" fo:font-weight="bold" officeooo:rsid="00221daf" officeooo:paragraph-rsid="002f9181" style:font-weight-asian="bold" style:font-weight-complex="bold"/>
    </style:style>
    <style:style style:name="P10" style:family="paragraph" style:parent-style-name="Preformatted_20_Text">
      <style:text-properties style:font-name="Liberation Sans" fo:font-weight="bold" officeooo:rsid="00235fea" officeooo:paragraph-rsid="002821c6" style:font-weight-asian="bold" style:font-weight-complex="bold"/>
    </style:style>
    <style:style style:name="P11" style:family="paragraph" style:parent-style-name="Preformatted_20_Text">
      <style:text-properties style:font-name="Liberation Sans" fo:font-weight="bold" officeooo:rsid="00235fea" officeooo:paragraph-rsid="002d87b7" style:font-weight-asian="bold" style:font-weight-complex="bold"/>
    </style:style>
    <style:style style:name="P12" style:family="paragraph" style:parent-style-name="Preformatted_20_Text">
      <style:text-properties style:font-name="Liberation Sans" fo:font-weight="bold" officeooo:rsid="0024d37c" officeooo:paragraph-rsid="002821c6" style:font-weight-asian="bold" style:font-weight-complex="bold"/>
    </style:style>
    <style:style style:name="P13" style:family="paragraph" style:parent-style-name="Preformatted_20_Text">
      <style:text-properties style:font-name="Liberation Sans" fo:font-weight="bold" officeooo:rsid="0024d37c" officeooo:paragraph-rsid="002b3d05" style:font-weight-asian="bold" style:font-weight-complex="bold"/>
    </style:style>
    <style:style style:name="P14" style:family="paragraph" style:parent-style-name="Preformatted_20_Text">
      <style:text-properties style:font-name="Liberation Sans" fo:font-weight="bold" officeooo:rsid="0024d37c" officeooo:paragraph-rsid="002d87b7" style:font-weight-asian="bold" style:font-weight-complex="bold"/>
    </style:style>
    <style:style style:name="P15" style:family="paragraph" style:parent-style-name="Preformatted_20_Text">
      <style:text-properties style:font-name="Liberation Sans" fo:font-weight="bold" officeooo:rsid="00258eb4" officeooo:paragraph-rsid="002821c6" style:font-weight-asian="bold" style:font-weight-complex="bold"/>
    </style:style>
    <style:style style:name="P16" style:family="paragraph" style:parent-style-name="Preformatted_20_Text">
      <style:text-properties style:font-name="Liberation Sans" fo:font-weight="bold" officeooo:rsid="002b3d05" officeooo:paragraph-rsid="002b3d05" style:font-weight-asian="bold" style:font-weight-complex="bold"/>
    </style:style>
    <style:style style:name="P17" style:family="paragraph" style:parent-style-name="Preformatted_20_Text">
      <style:text-properties style:font-name="Liberation Sans" officeooo:paragraph-rsid="002020be"/>
    </style:style>
    <style:style style:name="P18" style:family="paragraph" style:parent-style-name="Preformatted_20_Text">
      <style:text-properties style:font-name="Liberation Sans" fo:font-weight="normal" officeooo:rsid="002b3d05" officeooo:paragraph-rsid="002b3d05" style:font-weight-asian="normal" style:font-weight-complex="normal"/>
    </style:style>
    <style:style style:name="P19" style:family="paragraph" style:parent-style-name="Preformatted_20_Text">
      <style:text-properties style:font-name="Liberation Sans" fo:font-size="10pt" fo:font-weight="bold" officeooo:rsid="00221daf" officeooo:paragraph-rsid="002f9181" style:font-size-asian="10pt" style:font-weight-asian="bold" style:font-size-complex="10pt" style:font-weight-complex="bold"/>
    </style:style>
    <style:style style:name="P20" style:family="paragraph" style:parent-style-name="Preformatted_20_Text">
      <style:text-properties officeooo:paragraph-rsid="002821c6"/>
    </style:style>
    <style:style style:name="P21" style:family="paragraph" style:parent-style-name="Preformatted_20_Text">
      <style:text-properties officeooo:paragraph-rsid="002b3d05"/>
    </style:style>
    <style:style style:name="P22" style:family="paragraph" style:parent-style-name="Preformatted_20_Text">
      <style:paragraph-properties fo:margin-top="0cm" fo:margin-bottom="0.499cm" loext:contextual-spacing="false"/>
    </style:style>
    <style:style style:name="P23" style:family="paragraph" style:parent-style-name="Preformatted_20_Text">
      <style:paragraph-properties fo:margin-top="0cm" fo:margin-bottom="0.499cm" loext:contextual-spacing="false"/>
      <style:text-properties style:font-name="Liberation Sans"/>
    </style:style>
    <style:style style:name="P24" style:family="paragraph" style:parent-style-name="Preformatted_20_Text">
      <style:paragraph-properties fo:margin-top="0cm" fo:margin-bottom="0.499cm" loext:contextual-spacing="false"/>
      <style:text-properties style:font-name="Liberation Sans" officeooo:paragraph-rsid="002ae185"/>
    </style:style>
    <style:style style:name="P25" style:family="paragraph" style:parent-style-name="Preformatted_20_Text">
      <style:paragraph-properties fo:margin-top="0cm" fo:margin-bottom="0.499cm" loext:contextual-spacing="false"/>
      <style:text-properties officeooo:paragraph-rsid="002ae185"/>
    </style:style>
    <style:style style:name="P26" style:family="paragraph" style:parent-style-name="Text_20_body">
      <style:text-properties officeooo:paragraph-rsid="001f7783"/>
    </style:style>
    <style:style style:name="P27" style:family="paragraph" style:parent-style-name="Text_20_body">
      <style:text-properties style:font-name="Liberation Sans"/>
    </style:style>
    <style:style style:name="P28" style:family="paragraph" style:parent-style-name="Text_20_body">
      <style:text-properties style:font-name="Liberation Sans" officeooo:paragraph-rsid="001f7783"/>
    </style:style>
    <style:style style:name="P29" style:family="paragraph" style:parent-style-name="Preformatted_20_Text">
      <style:text-properties style:font-name="Liberation Sans" fo:font-size="10pt" fo:font-weight="normal" officeooo:rsid="00258eb4" officeooo:paragraph-rsid="0024d37c" style:font-name-asian="NSimSun1" style:font-size-asian="10pt" style:font-weight-asian="normal" style:font-name-complex="Liberation Mono" style:font-size-complex="10pt" style:font-weight-complex="normal"/>
    </style:style>
    <style:style style:name="P30" style:family="paragraph" style:parent-style-name="Preformatted_20_Text">
      <style:text-properties style:font-name="Liberation Sans" fo:font-size="10pt" fo:font-weight="normal" officeooo:rsid="00258eb4" officeooo:paragraph-rsid="002821c6" style:font-name-asian="NSimSun1" style:font-size-asian="10pt" style:font-weight-asian="normal" style:font-name-complex="Liberation Mono" style:font-size-complex="10pt" style:font-weight-complex="normal"/>
    </style:style>
    <style:style style:name="P31" style:family="paragraph" style:parent-style-name="Preformatted_20_Text">
      <style:text-properties style:font-name="Liberation Sans" fo:font-size="10pt" fo:font-weight="normal" officeooo:rsid="00221daf" officeooo:paragraph-rsid="002f9181" style:font-name-asian="NSimSun1" style:font-size-asian="10pt" style:font-weight-asian="normal" style:font-name-complex="Liberation Mono" style:font-size-complex="10pt" style:font-weight-complex="normal"/>
    </style:style>
    <style:style style:name="P32" style:family="paragraph" style:parent-style-name="Preformatted_20_Text">
      <style:text-properties style:font-name="Liberation Sans" fo:font-size="10pt" fo:font-weight="normal" officeooo:rsid="0024d37c" officeooo:paragraph-rsid="002d87b7" style:font-name-asian="NSimSun1" style:font-size-asian="10pt" style:font-weight-asian="normal" style:font-name-complex="Liberation Mono" style:font-size-complex="10pt" style:font-weight-complex="normal"/>
    </style:style>
    <style:style style:name="P33" style:family="paragraph" style:parent-style-name="Preformatted_20_Text">
      <style:text-properties style:font-name="Liberation Sans" fo:font-weight="normal" officeooo:rsid="002020be" officeooo:paragraph-rsid="002d87b7" style:font-weight-asian="normal" style:font-weight-complex="normal"/>
    </style:style>
    <style:style style:name="P34" style:family="paragraph" style:parent-style-name="Heading_20_1" style:list-style-name="">
      <style:text-properties officeooo:rsid="001bb230" officeooo:paragraph-rsid="001bb230"/>
    </style:style>
    <style:style style:name="P35" style:family="paragraph" style:parent-style-name="Heading_20_1" style:list-style-name="">
      <style:text-properties style:font-name="Liberation Sans"/>
    </style:style>
    <style:style style:name="P36" style:family="paragraph" style:parent-style-name="Heading_20_1" style:list-style-name="">
      <style:text-properties style:font-name="Liberation Sans" officeooo:paragraph-rsid="002821c6"/>
    </style:style>
    <style:style style:name="P37" style:family="paragraph" style:parent-style-name="Heading_20_1">
      <style:paragraph-properties fo:break-before="page"/>
      <style:text-properties style:font-name="Liberation Sans"/>
    </style:style>
    <style:style style:name="P38" style:family="paragraph" style:parent-style-name="Heading_20_1">
      <style:paragraph-properties fo:break-before="page"/>
      <style:text-properties style:font-name="Liberation Sans" officeooo:rsid="001bb230" officeooo:paragraph-rsid="001bb230"/>
    </style:style>
    <style:style style:name="P39" style:family="paragraph" style:parent-style-name="Heading_20_1">
      <style:paragraph-properties fo:break-before="page"/>
      <style:text-properties style:font-name="Liberation Sans" officeooo:paragraph-rsid="002821c6"/>
    </style:style>
    <style:style style:name="P40" style:family="paragraph" style:parent-style-name="Heading_20_2">
      <style:text-properties style:font-name="Liberation Sans" officeooo:rsid="001f7783" officeooo:paragraph-rsid="001f7783"/>
    </style:style>
    <style:style style:name="P41" style:family="paragraph" style:parent-style-name="Heading_20_5">
      <style:text-properties style:font-name="Liberation Sans"/>
    </style:style>
    <style:style style:name="P42" style:family="paragraph" style:parent-style-name="Heading_20_5">
      <style:text-properties style:font-name="Liberation Sans" officeooo:paragraph-rsid="002821c6"/>
    </style:style>
    <style:style style:name="P43" style:family="paragraph" style:parent-style-name="Heading_20_5">
      <style:text-properties style:font-name="Liberation Sans" officeooo:rsid="002020be" officeooo:paragraph-rsid="002020be"/>
    </style:style>
    <style:style style:name="P44" style:family="paragraph" style:parent-style-name="Heading_20_5">
      <style:text-properties style:font-name="Liberation Sans" officeooo:rsid="002ae185" officeooo:paragraph-rsid="002ae185"/>
    </style:style>
    <style:style style:name="P45" style:family="paragraph" style:parent-style-name="Heading_20_5">
      <style:text-properties style:font-name="Liberation Sans" fo:font-size="11.8000001907349pt" fo:font-weight="bold" officeooo:rsid="002f1f7a" officeooo:paragraph-rsid="002f1f7a" style:font-name-asian="NSimSun1" style:font-size-asian="10.3000001907349pt" style:font-weight-asian="bold" style:font-name-complex="Liberation Mono" style:font-size-complex="11.8000001907349pt" style:font-weight-complex="bold"/>
    </style:style>
    <style:style style:name="P46" style:family="paragraph" style:parent-style-name="Heading_20_5">
      <style:text-properties officeooo:paragraph-rsid="002821c6"/>
    </style:style>
    <style:style style:name="P47" style:family="paragraph" style:parent-style-name="Heading_20_5">
      <style:text-properties officeooo:paragraph-rsid="002b3d05"/>
    </style:style>
    <style:style style:name="P48" style:family="paragraph" style:parent-style-name="Heading_20_5">
      <style:text-properties officeooo:paragraph-rsid="002020be"/>
    </style:style>
    <style:style style:name="T1" style:family="text">
      <style:text-properties officeooo:rsid="001bb230"/>
    </style:style>
    <style:style style:name="T2" style:family="text">
      <style:text-properties officeooo:rsid="002020be"/>
    </style:style>
    <style:style style:name="T3" style:family="text">
      <style:text-properties fo:font-weight="normal" officeooo:rsid="002020be" style:font-weight-asian="normal" style:font-weight-complex="normal"/>
    </style:style>
    <style:style style:name="T4" style:family="text">
      <style:text-properties fo:font-weight="normal" officeooo:rsid="002042fc" style:font-weight-asian="normal" style:font-weight-complex="normal"/>
    </style:style>
    <style:style style:name="T5" style:family="text">
      <style:text-properties fo:font-weight="normal" officeooo:rsid="002020be" style:font-name-asian="Microsoft YaHei" style:font-weight-asian="normal" style:font-name-complex="Arial" style:font-weight-complex="normal"/>
    </style:style>
    <style:style style:name="T6" style:family="text">
      <style:text-properties officeooo:rsid="002042fc"/>
    </style:style>
    <style:style style:name="T7" style:family="text">
      <style:text-properties officeooo:rsid="00276618"/>
    </style:style>
    <style:style style:name="T8" style:family="text">
      <style:text-properties style:font-name="Liberation Sans"/>
    </style:style>
    <style:style style:name="T9" style:family="text">
      <style:text-properties style:font-name="Liberation Sans" officeooo:rsid="00276618"/>
    </style:style>
    <style:style style:name="T10" style:family="text">
      <style:text-properties style:font-name="Liberation Sans" fo:font-size="11.8999996185303pt" fo:font-weight="bold" officeooo:rsid="00276618" style:font-name-asian="Microsoft YaHei" style:font-size-asian="11.8999996185303pt" style:font-weight-asian="bold" style:font-name-complex="Arial" style:font-size-complex="11.8999996185303pt" style:font-weight-complex="bold"/>
    </style:style>
    <style:style style:name="T11" style:family="text">
      <style:text-properties style:font-name="Liberation Sans" fo:font-size="11.8999996185303pt" fo:font-weight="bold" officeooo:rsid="002ab59b" style:font-name-asian="Microsoft YaHei" style:font-size-asian="11.8999996185303pt" style:font-weight-asian="bold" style:font-name-complex="Arial" style:font-size-complex="11.8999996185303pt" style:font-weight-complex="bold"/>
    </style:style>
    <style:style style:name="T12" style:family="text">
      <style:text-properties style:font-name="Liberation Sans" fo:font-size="11.8999996185303pt" fo:font-weight="bold" officeooo:rsid="002b3d05" style:font-name-asian="Microsoft YaHei" style:font-size-asian="11.8999996185303pt" style:font-weight-asian="bold" style:font-name-complex="Arial" style:font-size-complex="11.8999996185303pt" style:font-weight-complex="bold"/>
    </style:style>
    <style:style style:name="T13" style:family="text">
      <style:text-properties style:font-name="Liberation Sans" fo:font-size="10pt" fo:font-weight="normal" officeooo:rsid="002042fc" style:font-name-asian="NSimSun1" style:font-size-asian="10pt" style:font-weight-asian="normal" style:font-name-complex="Liberation Mono" style:font-size-complex="10pt" style:font-weight-complex="normal"/>
    </style:style>
    <style:style style:name="T14" style:family="text">
      <style:text-properties style:font-name="Liberation Sans" fo:font-size="10pt" fo:font-weight="normal" officeooo:rsid="002ae185" style:font-name-asian="NSimSun1" style:font-size-asian="10pt" style:font-weight-asian="normal" style:font-name-complex="Liberation Mono" style:font-size-complex="10pt" style:font-weight-complex="normal"/>
    </style:style>
    <style:style style:name="T15" style:family="text">
      <style:text-properties style:font-name="Liberation Sans" fo:font-size="10pt" fo:font-weight="normal" officeooo:rsid="0024d37c" style:font-name-asian="NSimSun1" style:font-size-asian="10pt" style:font-weight-asian="normal" style:font-name-complex="Liberation Mono" style:font-size-complex="10pt" style:font-weight-complex="normal"/>
    </style:style>
    <style:style style:name="T16" style:family="text">
      <style:text-properties style:font-name="Liberation Sans" fo:font-size="10pt" fo:font-weight="bold" officeooo:rsid="002042fc" style:font-name-asian="NSimSun1" style:font-size-asian="10pt" style:font-weight-asian="bold" style:font-name-complex="Liberation Mono" style:font-size-complex="10pt" style:font-weight-complex="bold"/>
    </style:style>
    <style:style style:name="T17" style:family="text">
      <style:text-properties style:font-name="Liberation Sans" fo:font-size="10pt" fo:font-weight="bold" officeooo:rsid="002ae185" style:font-name-asian="NSimSun1" style:font-size-asian="10pt" style:font-weight-asian="bold" style:font-name-complex="Liberation Mono" style:font-size-complex="10pt" style:font-weight-complex="bold"/>
    </style:style>
    <style:style style:name="T18" style:family="text">
      <style:text-properties style:font-name="Liberation Sans" fo:font-size="10pt" fo:font-weight="bold" officeooo:rsid="0024d37c" style:font-name-asian="NSimSun1" style:font-size-asian="10pt" style:font-weight-asian="bold" style:font-name-complex="Liberation Mono" style:font-size-complex="10pt" style:font-weight-complex="bold"/>
    </style:style>
    <style:style style:name="T19" style:family="text">
      <style:text-properties style:font-name="Liberation Sans" fo:font-size="10pt" fo:font-weight="bold" officeooo:rsid="002b3d05" style:font-name-asian="NSimSun1" style:font-size-asian="10pt" style:font-weight-asian="bold" style:font-name-complex="Liberation Mono" style:font-size-complex="10pt" style:font-weight-complex="bold"/>
    </style:style>
    <style:style style:name="T20" style:family="text">
      <style:text-properties style:font-name="Liberation Sans" fo:font-weight="normal" officeooo:rsid="002042fc" style:font-weight-asian="normal" style:font-weight-complex="normal"/>
    </style:style>
    <style:style style:name="T21" style:family="text">
      <style:text-properties style:font-name="Liberation Sans" officeooo:rsid="002020be"/>
    </style:style>
    <style:style style:name="T22" style:family="text">
      <style:text-properties fo:font-size="10pt" style:font-name-asian="NSimSun1" style:font-size-asian="10pt" style:font-name-complex="Liberation Mono" style:font-size-complex="10pt"/>
    </style:style>
    <style:style style:name="T23" style:family="text">
      <style:text-properties fo:font-size="10pt" officeooo:rsid="002042fc" style:font-name-asian="NSimSun1" style:font-size-asian="10pt" style:font-name-complex="Liberation Mono" style:font-size-complex="10pt"/>
    </style:style>
    <style:style style:name="T24" style:family="text">
      <style:text-properties fo:font-size="10pt" officeooo:rsid="002020be" style:font-name-asian="NSimSun1" style:font-size-asian="10pt" style:font-name-complex="Liberation Mono" style:font-size-complex="10pt"/>
    </style:style>
    <style:style style:name="T25" style:family="text">
      <style:text-properties fo:font-size="10pt" fo:font-weight="normal" style:font-name-asian="NSimSun1" style:font-size-asian="10pt" style:font-weight-asian="normal" style:font-name-complex="Liberation Mono" style:font-size-complex="10pt" style:font-weight-complex="normal"/>
    </style:style>
    <style:style style:name="T26" style:family="text">
      <style:text-properties fo:font-size="10pt" fo:font-weight="normal" officeooo:rsid="002042fc" style:font-name-asian="NSimSun1" style:font-size-asian="10pt" style:font-weight-asian="normal" style:font-name-complex="Liberation Mono" style:font-size-complex="10pt" style:font-weight-complex="normal"/>
    </style:style>
    <style:style style:name="T27" style:family="text">
      <style:text-properties fo:font-size="10pt" fo:font-weight="normal" officeooo:rsid="002494e5" style:font-name-asian="NSimSun1" style:font-size-asian="10pt" style:font-weight-asian="normal" style:font-name-complex="Liberation Mono" style:font-size-complex="10pt" style:font-weight-complex="normal"/>
    </style:style>
    <style:style style:name="T28" style:family="text">
      <style:text-properties officeooo:rsid="002020be" style:font-name-asian="NSimSun1" style:font-name-complex="Liberation Mono"/>
    </style:style>
    <style:style style:name="T29" style:family="text">
      <style:text-properties officeooo:rsid="002020be" style:font-name-asian="Microsoft YaHei" style:font-name-complex="Ari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text:a xlink:type="simple" xlink:href="#__RefHeading___Toc641_2309673402" text:style-name="Index_20_Link" text:visited-style-name="Index_20_Link">HEAD AEMET<text:tab/>2</text:a></text:p>
          <text:p text:style-name="P2"><text:a xlink:type="simple" xlink:href="#__RefHeading___Toc2069_2029431840" text:style-name="Index_20_Link" text:visited-style-name="Index_20_Link">Elementos usados:<text:tab/>2</text:a></text:p>
          <text:p text:style-name="P3"><text:a xlink:type="simple" xlink:href="#__RefHeading___Toc2088_2029431840" text:style-name="Index_20_Link" text:visited-style-name="Index_20_Link">Resumen de etiquetas de AEMET<text:tab/>2</text:a></text:p>
          <text:p text:style-name="P3"><text:a xlink:type="simple" xlink:href="#__RefHeading___Toc2071_2029431840" text:style-name="Index_20_Link" text:visited-style-name="Index_20_Link">Doctype<text:tab/>2</text:a></text:p>
          <text:p text:style-name="P3"><text:a xlink:type="simple" xlink:href="#__RefHeading___Toc2073_2029431840" text:style-name="Index_20_Link" text:visited-style-name="Index_20_Link">HTML<text:tab/>2</text:a></text:p>
          <text:p text:style-name="P3"><text:a xlink:type="simple" xlink:href="#__RefHeading___Toc2075_2029431840" text:style-name="Index_20_Link" text:visited-style-name="Index_20_Link">HEAD<text:tab/>2</text:a></text:p>
          <text:p text:style-name="P1"><text:a xlink:type="simple" xlink:href="#__RefHeading___Toc643_2309673402" text:style-name="Index_20_Link" text:visited-style-name="Index_20_Link">HEAD FACEBOOK<text:tab/>4</text:a></text:p>
          <text:p text:style-name="P3"><text:a xlink:type="simple" xlink:href="#__RefHeading___Toc2090_2029431840" text:style-name="Index_20_Link" text:visited-style-name="Index_20_Link">Resumen de etiquetas de FACEBOOK<text:tab/>4</text:a></text:p>
          <text:p text:style-name="P3"><text:a xlink:type="simple" xlink:href="#__RefHeading___Toc2092_2029431840" text:style-name="Index_20_Link" text:visited-style-name="Index_20_Link">DOCTYPE<text:tab/>4</text:a></text:p>
          <text:p text:style-name="P3"><text:a xlink:type="simple" xlink:href="#__RefHeading___Toc2094_2029431840" text:style-name="Index_20_Link" text:visited-style-name="Index_20_Link">HTML<text:tab/>4</text:a></text:p>
          <text:p text:style-name="P3"><text:a xlink:type="simple" xlink:href="#__RefHeading___Toc2096_2029431840" text:style-name="Index_20_Link" text:visited-style-name="Index_20_Link">HEAD<text:tab/>4</text:a></text:p>
          <text:p text:style-name="P1"><text:a xlink:type="simple" xlink:href="#__RefHeading___Toc645_2309673402" text:style-name="Index_20_Link" text:visited-style-name="Index_20_Link">HEAD 20MINUTOS<text:tab/>11</text:a></text:p>
          <text:p text:style-name="P3"><text:a xlink:type="simple" xlink:href="#__RefHeading___Toc2098_2029431840" text:style-name="Index_20_Link" text:visited-style-name="Index_20_Link">Resumen de etiquetas de 20MINUTOS.<text:tab/>11</text:a></text:p>
          <text:p text:style-name="P3"><text:a xlink:type="simple" xlink:href="#__RefHeading___Toc2100_2029431840" text:style-name="Index_20_Link" text:visited-style-name="Index_20_Link">DOCTYPE<text:tab/>11</text:a></text:p>
          <text:p text:style-name="P3"><text:a xlink:type="simple" xlink:href="#__RefHeading___Toc2102_2029431840" text:style-name="Index_20_Link" text:visited-style-name="Index_20_Link">HTML<text:tab/>11</text:a></text:p>
          <text:p text:style-name="P3"><text:a xlink:type="simple" xlink:href="#__RefHeading___Toc2104_2029431840" text:style-name="Index_20_Link" text:visited-style-name="Index_20_Link">HEAD<text:tab/>11</text:a></text:p>
        </text:index-body>
      </text:table-of-content>
      <text:h text:style-name="P34" text:outline-level="1"/>
      <text:h text:style-name="P38" text:outline-level="1"><text:bookmark-start text:name="__RefHeading___Toc641_2309673402"/><text:alphabetical-index-mark text:string-value="Indice" text:key1="AEMET"/>HEAD AEMET<text:bookmark-end text:name="__RefHeading___Toc641_2309673402"/></text:h>
      <text:h text:style-name="P40" text:outline-level="2"><text:bookmark-start text:name="__RefHeading___Toc2069_2029431840"/>Elementos usados:<text:bookmark-end text:name="__RefHeading___Toc2069_2029431840"/></text:h>
      <text:p text:style-name="P28"><text:tab/><text:span text:style-name="T2">Identificar elementos </text:span>(doctype, html, head, body<text:span text:style-name="T2">)</text:span></text:p>
      <text:h text:style-name="P42" text:outline-level="5"><text:bookmark-start text:name="__RefHeading___Toc2088_2029431840"/><text:span text:style-name="T7">R</text:span>esumen de etiquetas <text:span text:style-name="T7">de AEMET</text:span><text:bookmark-end text:name="__RefHeading___Toc2088_2029431840"/></text:h>
      <text:p text:style-name="P6"><text:span text:style-name="T23">A</text:span><text:span text:style-name="T6">uthor </text:span><text:span text:style-name="T4">por quien fue creada la web</text:span></text:p>
      <text:p text:style-name="P6"><text:span text:style-name="T24">K</text:span><text:span text:style-name="T2">eywords</text:span><text:span text:style-name="T3"> son las palabras clave por las que se posiciona en buscadores</text:span></text:p>
      <text:p text:style-name="P6"><text:span text:style-name="T2">Description </text:span><text:span text:style-name="T3">describe el contenido que tiene la web</text:span></text:p>
      <text:p text:style-name="P6"><text:span text:style-name="T6">Width device</text:span><text:span text:style-name="T4"> es </text:span><text:span text:style-name="T26">el ancho de la web</text:span></text:p>
      <text:p text:style-name="P6"><text:span text:style-name="T23">t</text:span><text:span text:style-name="T22">itle</text:span><text:span text:style-name="T25"> titulo de la web que aparece en la barra de navegador</text:span></text:p>
      <text:p text:style-name="P10"><text:span text:style-name="T22">distribution</text:span><text:span text:style-name="T25"> quien va a visualizar la web</text:span></text:p>
      <text:p text:style-name="P10"><text:span text:style-name="T22">lang </text:span><text:span text:style-name="T25">idioma de la web, como </text:span><text:span text:style-name="T22">language</text:span><text:span text:style-name="T25">.</text:span></text:p>
      <text:p text:style-name="P10"><text:span text:style-name="T22">Content type, text html, charset. </text:span><text:span text:style-name="T25">Que contenido tiene y los </text:span><text:span text:style-name="T27">tipos de </text:span><text:span text:style-name="T25">caracteres</text:span></text:p>
      <text:p text:style-name="P12"><text:span text:style-name="T22">stylesheet </text:span><text:span text:style-name="T25">es la forma que se le da a la web mediante css</text:span></text:p>
      <text:p text:style-name="P12"><text:span text:style-name="T22">text/javascript</text:span><text:span text:style-name="T25"> son los script que usan</text:span></text:p>
      <text:p text:style-name="P15"><text:span text:style-name="T25">hay otros que usa, como </text:span><text:span text:style-name="T22">msapplication/* </text:span><text:span text:style-name="T25">que se refiere a que puedes a;adir esta web al escritorio de tu smartphone.</text:span></text:p>
      <text:h text:style-name="P43" text:outline-level="5"><text:bookmark-start text:name="__RefHeading___Toc2071_2029431840"/>Doctype<text:bookmark-end text:name="__RefHeading___Toc2071_2029431840"/></text:h>
      <text:p text:style-name="P26"><text:span text:style-name="T8"><text:tab/></text:span><text:bookmark text:name="line1100"/><text:span text:style-name="T8">&lt;!DOCTYPE html PUBLIC "-//W3C//DTD XHTML 1.0 Transitional//EN" "</text:span><text:a xlink:type="simple" xlink:href="http://www.w3.org/TR/xhtml1/DTD/xhtml1-transitional.dtd" text:style-name="Internet_20_link" text:visited-style-name="Visited_20_Internet_20_Link"><text:span text:style-name="T8">http://www.w3.org/TR/xhtml1/DTD/xhtml1-transitional.dtd</text:span></text:a><text:span text:style-name="T8">"&gt;</text:span></text:p>
      <text:h text:style-name="P43" text:outline-level="5"><text:bookmark-start text:name="__RefHeading___Toc2073_2029431840"/>HTML<text:bookmark-end text:name="__RefHeading___Toc2073_2029431840"/></text:h>
      <text:p text:style-name="P5"><text:bookmark text:name="line1"/><text:span text:style-name="T1">&lt;</text:span>html xmlns="http://www.w3.org/1999/xhtml" lang="es" xml:lang="es"&gt;</text:p>
      <text:h text:style-name="P48" text:outline-level="5"><text:bookmark-start text:name="__RefHeading___Toc2075_2029431840"/><text:span text:style-name="T21">HEAD</text:span><text:bookmark-end text:name="__RefHeading___Toc2075_2029431840"/></text:h>
      <text:p text:style-name="P5">&lt;head&gt;<text:span text:style-name="T2"> </text:span></text:p>
      <text:p text:style-name="P29"/>
      <text:p text:style-name="P17">&lt;meta name="description" content="Información meteorológica y climatológica, predicción, avisos, <text:s/>observación, anuncios, atención al público, divulgación y noticias de la Agencia" /&gt;</text:p>
      <text:p text:style-name="P17">&lt;meta name="keywords" content="AEMET,Estatal,Meteorología,España,Agencia,Nacional,El Tiempo,Tiempo" /&gt;</text:p>
      <text:p text:style-name="P4">&lt;meta name="author" content="Agencia Estatal de Meteorología" /&gt;</text:p>
      <text:p text:style-name="P4">&lt;!-- &lt;meta content="width=device-width, initial-scale=1.0, maximum-scale=1.0, user-scalable=no" name="viewport" /&gt; --&gt;</text:p>
      <text:p text:style-name="P4">&lt;meta content="width=device-width, initial-scale=1.0" name="viewport" /&gt;</text:p>
      <text:p text:style-name="P4">&lt;meta name="title" content="Agencia Estatal de Meteorología - AEMET. Gobierno de España" /&gt;</text:p>
      <text:p text:style-name="P4">&lt;meta name="DC.title" content="Agencia Estatal de Meteorología - AEMET. Gobierno de España" /&gt;</text:p>
      <text:p text:style-name="P4">&lt;meta name="distribution" content="global" /&gt;<text:bookmark text:name="line11"/></text:p>
      <text:p text:style-name="P4">&lt;meta name="lang" content="es" /&gt;</text:p>
      <text:p text:style-name="P4">&lt;meta name="language" content="es" /&gt;<text:bookmark text:name="line14"/></text:p>
      <text:p text:style-name="P4">&lt;meta http-equiv="Content-Type" content="text/html; charset=ISO-8859-15" /&gt;<text:bookmark text:name="line16"/></text:p>
      <text:p text:style-name="P4">&lt;meta property="og:title" content="Agencia Estatal de Meteorología - AEMET. Gobierno de España"/&gt;</text:p>
      <text:p text:style-name="P4">&lt;meta property="og:image" content="http://www.aemet.es/imagenes/gif/logo_AEMET_og.gif"/&gt;</text:p>
      <text:p text:style-name="P4">&lt;meta name="application-name" content="Agencia Estatal de Meteorología - AEMET. Gobierno de España" /&gt;</text:p>
      <text:p text:style-name="P4">&lt;meta name="msapplication-tooltip" content="Agencia Estatal de Meteorología - AEMET. Gobierno de España" /&gt;</text:p>
      <text:p text:style-name="P4">&lt;meta name="msapplication-starturl" content="http://www.aemet.es/es/portada" /&gt;</text:p>
      <text:p text:style-name="P4">&lt;meta name="msapplication-navbutton-color" content="#4F86D9" /&gt;</text:p>
      <text:p text:style-name="P4">&lt;meta name="msapplication-window" content="width=1024;height=768" /&gt; </text:p>
      <text:p text:style-name="P4">&lt;meta name="msapplication-task"</text:p>
      <text:p text:style-name="P4"><text:s text:c="6"/>content="name=Inicio, Agencia Estatal de Meteorología;</text:p>
      <text:p text:style-name="P4"><text:s text:c="6"/>action-uri=http://www.aemet.es/es/portada;</text:p>
      <text:p text:style-name="P4"><text:s text:c="6"/>icon-uri=http://www.aemet.es/favicon.ico" /&gt;</text:p>
      <text:p text:style-name="P4">&lt;meta name="msapplication-task"</text:p>
      <text:p text:style-name="P4"><text:s text:c="6"/>content="name=El tiempo, España;</text:p>
      <text:p text:style-name="P4"><text:s text:c="6"/>action-uri=http://www.aemet.es/es/eltiempo/prediccion/espana;</text:p>
      <text:p text:style-name="P4"><text:s text:c="6"/>icon-uri=http://www.aemet.es/imagenes/ico/ico_municipios.ico" /&gt;</text:p>
      <text:p text:style-name="P4">&lt;meta name="msapplication-task"</text:p>
      <text:p text:style-name="P4"><text:s text:c="6"/>content="name=El tiempo, Municipios españoles;</text:p>
      <text:p text:style-name="P4"><text:soft-page-break/><text:s text:c="6"/>action-uri=http://www.aemet.es/es/eltiempo/prediccion/municipios;</text:p>
      <text:p text:style-name="P4"><text:s text:c="6"/>icon-uri=http://www.aemet.es/imagenes/ico/ico_municipios.ico" /&gt;</text:p>
      <text:p text:style-name="P4">&lt;meta name="msapplication-task" </text:p>
      <text:p text:style-name="P4"><text:s text:c="6"/>content="name=Avisos;</text:p>
      <text:p text:style-name="P4"><text:s text:c="6"/>action-uri=http://www.aemet.es/es/eltiempo/prediccion/avisos;</text:p>
      <text:p text:style-name="P4"><text:s text:c="6"/>icon-uri=http://www.aemet.es/imagenes/ico/ico_avisos.ico" /&gt;</text:p>
      <text:p text:style-name="P4"><text:bookmark text:name="line40"/>&lt;meta name="msapplication-task" </text:p>
      <text:p text:style-name="P4"><text:bookmark text:name="line41"/><text:s text:c="6"/>content="name=Noticias;</text:p>
      <text:p text:style-name="P4"><text:bookmark text:name="line42"/><text:s text:c="6"/>action-uri=http://www.aemet.es/es/noticias;</text:p>
      <text:p text:style-name="P4"><text:bookmark text:name="line43"/><text:s text:c="6"/>icon-uri=http://www.aemet.es/favicon.ico" /&gt; <text:s text:c="5"/></text:p>
      <text:p text:style-name="P4"><text:bookmark text:name="line44"/>&lt;meta name="msapplication-task" </text:p>
      <text:p text:style-name="P4"><text:bookmark text:name="line45"/><text:s text:c="6"/>content="name=Hoy y últimos días;</text:p>
      <text:p text:style-name="P4"><text:bookmark text:name="line46"/><text:s text:c="6"/>action-uri=http://www.aemet.es/es/eltiempo/observacion/ultimosdatos;</text:p>
      <text:p text:style-name="P4"><text:bookmark text:name="line47"/><text:s text:c="6"/>icon-uri=http://www.aemet.es/favicon.ico" /&gt;</text:p>
      <text:p text:style-name="P4"><text:bookmark text:name="line48"/>&lt;title&gt;Agencia Estatal de Meteorología - AEMET. Gobierno de España&lt;/title&gt;</text:p>
      <text:p text:style-name="P4"><text:bookmark text:name="line49"/>&lt;!-- &lt;link href='http://fonts.googleapis.com/css?family=Roboto:300,400,500,700' rel='stylesheet' type='text/css' /&gt; --&gt;</text:p>
      <text:p text:style-name="Preformatted_20_Text"><text:bookmark text:name="line50"/><text:span text:style-name="T8">&lt;link rel="stylesheet" type="text/css" href="</text:span><text:a xlink:type="simple" xlink:href="view-source:http://www.aemet.es/css/fonts.css" text:style-name="Internet_20_link" text:visited-style-name="Visited_20_Internet_20_Link"><text:span text:style-name="T8">/css/fonts.css</text:span></text:a><text:span text:style-name="T8">" <text:s/>/&gt;</text:span></text:p>
      <text:p text:style-name="Preformatted_20_Text"><text:bookmark text:name="line51"/><text:span text:style-name="T8">&lt;link rel="stylesheet" type="text/css" media="screen" href="</text:span><text:a xlink:type="simple" xlink:href="view-source:http://www.aemet.es/css/estilos_201906171346.css" text:style-name="Internet_20_link" text:visited-style-name="Visited_20_Internet_20_Link"><text:span text:style-name="T8">/css/estilos_201906171346.css</text:span></text:a><text:span text:style-name="T8">" /&gt;</text:span></text:p>
      <text:p text:style-name="Preformatted_20_Text"><text:bookmark text:name="line52"/><text:span text:style-name="T8">&lt;link rel="stylesheet" type="text/css" media="print" href="</text:span><text:a xlink:type="simple" xlink:href="view-source:http://www.aemet.es/css/printer_friendly_201906171346.css" text:style-name="Internet_20_link" text:visited-style-name="Visited_20_Internet_20_Link"><text:span text:style-name="T8">/css/printer_friendly_201906171346.css</text:span></text:a><text:span text:style-name="T8">" /&gt;</text:span></text:p>
      <text:p text:style-name="Preformatted_20_Text"><text:bookmark text:name="line53"/><text:span text:style-name="T8">&lt;link rel="stylesheet" type="text/css" href="</text:span><text:a xlink:type="simple" xlink:href="view-source:http://www.aemet.es/css/jquery-ui.css" text:style-name="Internet_20_link" text:visited-style-name="Visited_20_Internet_20_Link"><text:span text:style-name="T8">/css/jquery-ui.css</text:span></text:a><text:span text:style-name="T8">" <text:s/>/&gt;</text:span></text:p>
      <text:p text:style-name="Preformatted_20_Text"><text:bookmark text:name="line54"/><text:span text:style-name="T8">&lt;link rel="stylesheet" type="text/css" href="</text:span><text:a xlink:type="simple" xlink:href="view-source:http://www.aemet.es/css/animate.css" text:style-name="Internet_20_link" text:visited-style-name="Visited_20_Internet_20_Link"><text:span text:style-name="T8">/css/animate.css</text:span></text:a><text:span text:style-name="T8">" <text:s/>/&gt;</text:span></text:p>
      <text:p text:style-name="Preformatted_20_Text"><text:bookmark text:name="line55"/><text:span text:style-name="T8">&lt;link rel="stylesheet" type="text/css" href="</text:span><text:a xlink:type="simple" xlink:href="view-source:http://www.aemet.es/css/portlets/portlets.css" text:style-name="Internet_20_link" text:visited-style-name="Visited_20_Internet_20_Link"><text:span text:style-name="T8">/css/portlets/portlets.css</text:span></text:a><text:span text:style-name="T8">" <text:s/>/&gt;</text:span></text:p>
      <text:p text:style-name="P4"><text:bookmark text:name="line56"/>&lt;!-- Important Owl stylesheet --&gt;</text:p>
      <text:p text:style-name="Preformatted_20_Text"><text:bookmark text:name="line57"/><text:span text:style-name="T8">&lt;link rel="stylesheet" type="text/css" href="</text:span><text:a xlink:type="simple" xlink:href="view-source:http://www.aemet.es/css/owl-carousel/owl.carousel.css" text:style-name="Internet_20_link" text:visited-style-name="Visited_20_Internet_20_Link"><text:span text:style-name="T8">/css/owl-carousel/owl.carousel.css</text:span></text:a><text:span text:style-name="T8">" /&gt;</text:span></text:p>
      <text:p text:style-name="P4"><text:bookmark text:name="line58"/>&lt;!-- Default Theme --&gt;</text:p>
      <text:p text:style-name="Preformatted_20_Text"><text:bookmark text:name="line59"/><text:span text:style-name="T8">&lt;link rel="stylesheet" type="text/css" href="</text:span><text:a xlink:type="simple" xlink:href="view-source:http://www.aemet.es/css/owl-carousel/owl.theme.css" text:style-name="Internet_20_link" text:visited-style-name="Visited_20_Internet_20_Link"><text:span text:style-name="T8">/css/owl-carousel/owl.theme.css</text:span></text:a><text:span text:style-name="T8">" /&gt;</text:span></text:p>
      <text:p text:style-name="Preformatted_20_Text"><text:bookmark text:name="line60"/><text:span text:style-name="T8">&lt;script type="text/javascript" src="</text:span><text:a xlink:type="simple" xlink:href="view-source:http://www.aemet.es/js/jquery.min.js" text:style-name="Internet_20_link" text:visited-style-name="Visited_20_Internet_20_Link"><text:span text:style-name="T8">/js/jquery.min.js</text:span></text:a><text:span text:style-name="T8">"&gt;&lt;/script&gt;</text:span></text:p>
      <text:p text:style-name="Preformatted_20_Text"><text:bookmark text:name="line61"/><text:span text:style-name="T8">&lt;script type="text/javascript" src="</text:span><text:a xlink:type="simple" xlink:href="view-source:http://www.aemet.es/js/jquery.cookie.js" text:style-name="Internet_20_link" text:visited-style-name="Visited_20_Internet_20_Link"><text:span text:style-name="T8">/js/jquery.cookie.js</text:span></text:a><text:span text:style-name="T8">"&gt;&lt;/script&gt;</text:span></text:p>
      <text:p text:style-name="P4"><text:bookmark text:name="line62"/>&lt;!-- Include js owl plugin --&gt;</text:p>
      <text:p text:style-name="Preformatted_20_Text"><text:bookmark text:name="line63"/><text:span text:style-name="T8">&lt;script type="text/javascript" src="</text:span><text:a xlink:type="simple" xlink:href="view-source:http://www.aemet.es/js/owl-carousel/owl.carousel.min.js" text:style-name="Internet_20_link" text:visited-style-name="Visited_20_Internet_20_Link"><text:span text:style-name="T8">/js/owl-carousel/owl.carousel.min.js</text:span></text:a><text:span text:style-name="T8">"&gt;&lt;/script&gt;</text:span></text:p>
      <text:p text:style-name="Preformatted_20_Text"><text:bookmark text:name="line64"/><text:span text:style-name="T8">&lt;script type="text/javascript" src="</text:span><text:a xlink:type="simple" xlink:href="view-source:http://www.aemet.es/js/wow/wow.min.js" text:style-name="Internet_20_link" text:visited-style-name="Visited_20_Internet_20_Link"><text:span text:style-name="T8">/js/wow/wow.min.js</text:span></text:a><text:span text:style-name="T8">" &gt;&lt;/script&gt;</text:span></text:p>
      <text:p text:style-name="Preformatted_20_Text"><text:bookmark text:name="line65"/><text:span text:style-name="T8">&lt;link rel="bookmark" href="</text:span><text:a xlink:type="simple" xlink:href="view-source:http://www.aemet.es/es/portada" text:style-name="Internet_20_link" text:visited-style-name="Visited_20_Internet_20_Link"><text:span text:style-name="T8">http://www.aemet.es/es/portada</text:span></text:a><text:span text:style-name="T8">" /&gt;</text:span></text:p>
      <text:p text:style-name="Preformatted_20_Text"><text:bookmark text:name="line66"/><text:span text:style-name="T8">&lt;link rel="canonical" href="</text:span><text:a xlink:type="simple" xlink:href="view-source:http://www.aemet.es/es/portada" text:style-name="Internet_20_link" text:visited-style-name="Visited_20_Internet_20_Link"><text:span text:style-name="T8">http://www.aemet.es/es/portada</text:span></text:a><text:span text:style-name="T8">" /&gt;</text:span></text:p>
      <text:p text:style-name="Preformatted_20_Text"><text:bookmark text:name="line67"/><text:span text:style-name="T8">&lt;link rel="help" href="</text:span><text:a xlink:type="simple" xlink:href="view-source:http://www.aemet.es/es/ayuda" text:style-name="Internet_20_link" text:visited-style-name="Visited_20_Internet_20_Link"><text:span text:style-name="T8">/es/ayuda</text:span></text:a><text:span text:style-name="T8">" /&gt;</text:span></text:p>
      <text:p text:style-name="Preformatted_20_Text"><text:bookmark text:name="line68"/><text:span text:style-name="T8">&lt;link rel="copyright" href="</text:span><text:a xlink:type="simple" xlink:href="view-source:http://www.aemet.es/es/nota_legal" text:style-name="Internet_20_link" text:visited-style-name="Visited_20_Internet_20_Link"><text:span text:style-name="T8">/es/nota_legal</text:span></text:a><text:span text:style-name="T8">" /&gt;</text:span></text:p>
      <text:p text:style-name="Preformatted_20_Text"><text:bookmark text:name="line69"/><text:span text:style-name="T8">&lt;link rel="shortcut icon" type="image/ico" href="</text:span><text:a xlink:type="simple" xlink:href="view-source:http://www.aemet.es/favicon.ico" text:style-name="Internet_20_link" text:visited-style-name="Visited_20_Internet_20_Link"><text:span text:style-name="T8">/favicon.ico</text:span></text:a><text:span text:style-name="T8">" /&gt;</text:span></text:p>
      <text:p text:style-name="Preformatted_20_Text"><text:bookmark text:name="line70"/><text:span text:style-name="T8">&lt;link rel="apple-touch-icon" href="</text:span><text:a xlink:type="simple" xlink:href="view-source:http://www.aemet.es/apple-touch-icon.png" text:style-name="Internet_20_link" text:visited-style-name="Visited_20_Internet_20_Link"><text:span text:style-name="T8">/apple-touch-icon.png</text:span></text:a><text:span text:style-name="T8">"/&gt;</text:span></text:p>
      <text:p text:style-name="Preformatted_20_Text"><text:bookmark text:name="line71"/><text:span text:style-name="T8">&lt;link rel="apple-touch-icon" href="</text:span><text:a xlink:type="simple" xlink:href="view-source:http://www.aemet.es/apple-touch-icon-precomposed.png" text:style-name="Internet_20_link" text:visited-style-name="Visited_20_Internet_20_Link"><text:span text:style-name="T8">/apple-touch-icon-precomposed.png</text:span></text:a><text:span text:style-name="T8">"/&gt;</text:span></text:p>
      <text:p text:style-name="Preformatted_20_Text"><text:bookmark text:name="line72"/><text:span text:style-name="T8">&lt;link rel="alternate" type="text/html" href="</text:span><text:a xlink:type="simple" xlink:href="view-source:http://www.aemet.es/es/portada" text:style-name="Internet_20_link" text:visited-style-name="Visited_20_Internet_20_Link"><text:span text:style-name="T8">http://www.aemet.es/es/portada</text:span></text:a><text:span text:style-name="T8">" hreflang="es" lang="es" /&gt;</text:span></text:p>
      <text:p text:style-name="Preformatted_20_Text"><text:bookmark text:name="line73"/><text:span text:style-name="T8">&lt;link rel="alternate" type="text/html" href="</text:span><text:a xlink:type="simple" xlink:href="view-source:http://www.aemet.es/ca/portada" text:style-name="Internet_20_link" text:visited-style-name="Visited_20_Internet_20_Link"><text:span text:style-name="T8">http://www.aemet.es/ca/portada</text:span></text:a><text:span text:style-name="T8">" hreflang="ca" lang="ca" /&gt;</text:span></text:p>
      <text:p text:style-name="Preformatted_20_Text"><text:bookmark text:name="line74"/><text:span text:style-name="T8">&lt;link rel="alternate" type="text/html" href="</text:span><text:a xlink:type="simple" xlink:href="view-source:http://www.aemet.es/gl/portada" text:style-name="Internet_20_link" text:visited-style-name="Visited_20_Internet_20_Link"><text:span text:style-name="T8">http://www.aemet.es/gl/portada</text:span></text:a><text:span text:style-name="T8">" hreflang="gl" lang="gl" /&gt;</text:span></text:p>
      <text:p text:style-name="Preformatted_20_Text"><text:bookmark text:name="line75"/><text:span text:style-name="T8">&lt;link rel="alternate" type="text/html" href="</text:span><text:a xlink:type="simple" xlink:href="view-source:http://www.aemet.es/va/portada" text:style-name="Internet_20_link" text:visited-style-name="Visited_20_Internet_20_Link"><text:span text:style-name="T8">http://www.aemet.es/va/portada</text:span></text:a><text:span text:style-name="T8">" hreflang="va" lang="va" /&gt;</text:span></text:p>
      <text:p text:style-name="Preformatted_20_Text"><text:bookmark text:name="line76"/><text:span text:style-name="T8">&lt;link rel="alternate" type="text/html" href="</text:span><text:a xlink:type="simple" xlink:href="view-source:http://www.aemet.es/eu/portada" text:style-name="Internet_20_link" text:visited-style-name="Visited_20_Internet_20_Link"><text:span text:style-name="T8">http://www.aemet.es/eu/portada</text:span></text:a><text:span text:style-name="T8">" hreflang="eu" lang="eu" /&gt;</text:span></text:p>
      <text:p text:style-name="Preformatted_20_Text"><text:bookmark text:name="line77"/><text:span text:style-name="T8">&lt;link rel="alternate" type="text/html" href="</text:span><text:a xlink:type="simple" xlink:href="view-source:http://www.aemet.es/en/portada" text:style-name="Internet_20_link" text:visited-style-name="Visited_20_Internet_20_Link"><text:span text:style-name="T8">http://www.aemet.es/en/portada</text:span></text:a><text:span text:style-name="T8">" hreflang="en" lang="en" /&gt;</text:span></text:p>
      <text:p text:style-name="Preformatted_20_Text"><text:bookmark text:name="line78"/><text:span text:style-name="T8">&lt;link rel="alternate" type="text/html" href="</text:span><text:a xlink:type="simple" xlink:href="view-source:http://www.aemet.es/fr/portada" text:style-name="Internet_20_link" text:visited-style-name="Visited_20_Internet_20_Link"><text:span text:style-name="T8">http://www.aemet.es/fr/portada</text:span></text:a><text:span text:style-name="T8">" hreflang="fr" lang="fr" /&gt;</text:span></text:p>
      <text:p text:style-name="Preformatted_20_Text"><text:bookmark text:name="line79"/><text:span text:style-name="T8">&lt;link rel="alternate" title="RSS AEMET " href="</text:span><text:a xlink:type="simple" xlink:href="view-source:http://www.aemet.es/es/rss/es/noticias.rss" text:style-name="Internet_20_link" text:visited-style-name="Visited_20_Internet_20_Link"><text:span text:style-name="T8">/es/rss/es/noticias.rss</text:span></text:a><text:span text:style-name="T8">" type="application/rss+xml" /&gt;</text:span></text:p>
      <text:p text:style-name="P23"><text:bookmark text:name="line80"/>&lt;/head<text:span text:style-name="T1">&gt;</text:span></text:p>
      <text:h text:style-name="P36" text:outline-level="1"/>
      <text:h text:style-name="P39" text:outline-level="1"><text:bookmark-start text:name="__RefHeading___Toc643_2309673402"/><text:alphabetical-index-mark text:string-value="Indice" text:key1="facebook"/>HEAD FACEBOOK<text:bookmark-end text:name="__RefHeading___Toc643_2309673402"/></text:h>
      <text:h text:style-name="P46" text:outline-level="5"><text:bookmark-start text:name="__RefHeading___Toc2090_2029431840"/><text:span text:style-name="T9">R</text:span><text:span text:style-name="T8">esumen de etiquetas </text:span><text:span text:style-name="T9">de </text:span><text:span text:style-name="T10">F</text:span><text:span text:style-name="T11">ACEBOOK</text:span><text:bookmark-end text:name="__RefHeading___Toc2090_2029431840"/></text:h>
      <text:p text:style-name="P6"><text:span text:style-name="T2">Description </text:span><text:span text:style-name="T3">describe el contenido que tiene la web</text:span></text:p>
      <text:p text:style-name="P20"><text:span text:style-name="T16">R</text:span><text:span text:style-name="T17">obots</text:span><text:span text:style-name="T20"> </text:span><text:span text:style-name="T13">e</text:span><text:span text:style-name="T14">s un archivo que le manda instrucciones a los motores de busqueda para indexacion o no index…</text:span></text:p>
      <text:p text:style-name="P6"><text:span text:style-name="T23">t</text:span><text:span text:style-name="T22">itle</text:span><text:span text:style-name="T25"> titulo de la web que aparece en la barra de navegador</text:span></text:p>
      <text:p text:style-name="P12"><text:span text:style-name="T22">stylesheet </text:span><text:span text:style-name="T25">es la forma que se le da a la web mediante css</text:span></text:p>
      <text:p text:style-name="P20"><text:span text:style-name="T18">s</text:span><text:span text:style-name="T19">cript</text:span><text:span text:style-name="T15"> son los script que usan</text:span></text:p>
      <text:p text:style-name="P16"/>
      <text:h text:style-name="P44" text:outline-level="5"><text:bookmark-start text:name="__RefHeading___Toc2092_2029431840"/>DOCTYPE<text:bookmark-end text:name="__RefHeading___Toc2092_2029431840"/></text:h>
      <text:p text:style-name="P30"><text:bookmark text:name="line1102"/>&lt;!DOCTYPE html&gt;</text:p>
      <text:h text:style-name="P41" text:outline-level="5"><text:bookmark-start text:name="__RefHeading___Toc2094_2029431840"/>HTML<text:bookmark-end text:name="__RefHeading___Toc2094_2029431840"/></text:h>
      <text:p text:style-name="P24"><text:bookmark text:name="line2"/>&lt;html lang="en" id="facebook" class="no_js"&gt;</text:p>
      <text:h text:style-name="P41" text:outline-level="5"><text:bookmark-start text:name="__RefHeading___Toc2096_2029431840"/>HEAD<text:bookmark-end text:name="__RefHeading___Toc2096_2029431840"/></text:h>
      <text:p text:style-name="P25"><text:bookmark text:name="line110"/><text:span text:style-name="T8">&lt;head&gt;&lt;meta charset="utf-8" /&gt;&lt;meta name="referrer" content="origin-when-crossorigin" id="meta_referrer" /&gt;&lt;script&gt;window._cstart=+new Date();&lt;/script&gt;&lt;script&gt;function envFlush(a){function b(b){for(var c in a)b[c]=a[c]}window.requireLazy?window.requireLazy(["Env"],b):(window.Env=window.Env||{},b(window.Env))}envFlush({"defer_cookies":true,"ajaxpipe_token":"AXiO5QTYocgJlz8h","timeslice_heartbeat_config":{"pollIntervalMs":33,"idleGapThresholdMs":60,"ignoredTimesliceNames":{"requestAnimationFrame":true,"Event listenHandler mousemove":true,"Event listenHandler mouseover":true,"Event listenHandler mouseout":true,"Event listenHandler scroll":true},"isHeartbeatEnabled":true,"isArtilleryOn":false},"shouldLogCounters":true,"timeslice_categories":{"react_render":true,"reflow":true},"sample_continuation_stacktraces":true,"dom_mutation_flag":true,"khsh":"0`sj`e`rm`s-0fdu^gshdoer-0gc^eurf-3gc^eurf;1;enbtldou;fduDmdldourCxO`ld-2YLMIuuqSdptdru;qsnunuxqd;rdoe-0unjdojnx-0unjdojnx0-0gdubi^rdbsduOdv-0`sj`e`r-0q`xm`r-0StoRbs`qhof-0mhoj^q`xm`r","stack_trace_limit":30,"deferred_stack_trace_rate":1000,"timesliceBufferSize":5000,"show_invariant_decoder":false,"isCQuick":false});&lt;/script&gt;&lt;style&gt;&lt;/style&gt;&lt;script&gt;__DEV__=0;CavalryLogger=window.CavalryLogger||function(a){this.lid=a,this.transition=!1,this.metric_collected=!1,this.is_detailed_profiler=!1,this.instrumentation_started=!1,this.pagelet_metrics={},this.events={},this.ongoing_watch={},this.values={t_cstart:window._cstart},this.piggy_values={},this.bootloader_metrics={},this.resource_to_pagelet_mapping={},this.initializeInstrumentation&amp;&amp;this.initializeInstrumentation()},CavalryLogger.prototype.setIsDetailedProfiler=function(a){this.is_detailed_profiler=a;return this},CavalryLogger.prototype.setTTIEvent=function(a){this.tti_event=a;return this},CavalryLogger.prototype.setValue=function(a,b,c,d){d=d?this.piggy_values:this.values;(typeof d[a]==="undefined"||c)&amp;&amp;(d[a]=b);return this},CavalryLogger.prototype.getLastTtiValue=function(){return this.lastTtiValue},CavalryLogger.prototype.setTimeStamp=CavalryLogger.prototype.setTimeStamp||function(a,b,c,d){this.mark(a);var e=this.values.t_cstart||this.values.t_start;e=d?e+d:CavalryLogger.now();this.setValue(a,e,b,c);this.tti_event&amp;&amp;a==this.tti_event&amp;&amp;(this.lastTtiValue=e,this.setTimeStamp("t_tti",b));return this},CavalryLogger.prototype.mark=typeof console==="object"&amp;&amp;console.timeStamp?function(a){console.timeStamp(a)}:function(){},CavalryLogger.prototype.addPiggyback=function(a,b){this.piggy_values[a]=b;return this},CavalryLogger.instances={},CavalryLogger.id=0,CavalryLogger.disableArtilleryOnUntilOffLogging=!1,CavalryLogger.getInstance=function(a){typeof a==="undefined"&amp;&amp;(a=CavalryLogger.id);CavalryLogger.instances[a]||(CavalryLogger.instances[a]=new CavalryLogger(a));return CavalryLogger.instances[a]},CavalryLogger.setPageID=function(a){if(CavalryLogger.id===0){var b=CavalryLogger.getInstance();CavalryLogger.instances[a]=b;CavalryLogger.instances[a].lid=a;delete CavalryLogger.instances[0]}CavalryLogger.id=a},CavalryLogger.now=function(){return window.performance&amp;&amp;performance.timing&amp;&amp;performance.timing.navigationStart&amp;&amp;performance.now?performance.now()+performance.timing.navigationStart:new Date().getTime()},CavalryLogger.prototype.measureResources=function(){},CavalryLogger.prototype.profileEarlyResources=function(){},CavalryLogger.getBootloaderMetricsFromAllLoggers=function(){},CavalryLogger.start_js=function(){},CavalryLogger.done_js=function(){};CavalryLogger.getInstance().setTTIEvent("t_domcontent");CavalryLogger.prototype.measureResources=function(a,b){if(!this.log_resources)return;var c="bootload/"+a.name;if(this.bootloader_metrics[c]!==void 0||this.ongoing_watch[c]!==void 0)return;var d=CavalryLogger.now();this.ongoing_watch[c]=d;"start_"+c in this.bootloader_metrics||(this.bootloader_metrics["start_"+c]=d);b&amp;&amp;!("tag_"+c in this.bootloader_metrics)&amp;&amp;(this.bootloader_metrics["tag_"+c]=b);if(a.type==="js")</text:span><text:soft-page-break/><text:span text:style-name="T8">{c="js_exec/"+a.name;this.ongoing_watch[c]=d}},CavalryLogger.prototype.stopWatch=function(a){if(this.ongoing_watch[a]){var b=CavalryLogger.now(),c=b-this.ongoing_watch[a];this.bootloader_metrics[a]=c;var d=this.piggy_values;a.indexOf("bootload")===0&amp;&amp;(d.t_resource_download||(d.t_resource_download=0),d.resources_downloaded||(d.resources_downloaded=0),d.t_resource_download+=c,d.resources_downloaded+=1,d["tag_"+a]=="_EF_"&amp;&amp;(d.t_pagelet_cssload_early_resources=b));delete this.ongoing_watch[a]}return this},CavalryLogger.getBootloaderMetricsFromAllLoggers=function(){var a={};Object.values(window.CavalryLogger.instances).forEach(function(b){b.bootloader_metrics&amp;&amp;Object.assign(a,b.bootloader_metrics)});return a},CavalryLogger.start_js=function(a){for(var b=0;b&lt;a.length;++b)CavalryLogger.getInstance().stopWatch("js_exec/"+a[b])},CavalryLogger.done_js=function(a){for(var b=0;b&lt;a.length;++b)CavalryLogger.getInstance().stopWatch("bootload/"+a[b])},CavalryLogger.prototype.profileEarlyResources=function(a){for(var b=0;b&lt;a.length;b++)this.measureResources({name:a[b][0],type:a[b][1]?"js":""},"_EF_")};CavalryLogger.getInstance().log_resources=true;CavalryLogger.getInstance().setIsDetailedProfiler(true);window.CavalryLogger&amp;&amp;CavalryLogger.getInstance().setTimeStamp("t_start");&lt;/script&gt;&lt;noscript&gt;&lt;meta http-equiv="refresh" content="0; URL=/?_fb_noscript=1" /&gt;&lt;/noscript&gt;&lt;title id="pageTitle"&gt;Facebook - Inicia sesión o regístrate&lt;/title&gt;&lt;meta property="og:site_name" content="Facebook" /&gt;&lt;meta property="og:url" content="https://www.facebook.com/" /&gt;&lt;meta property="og:image" content="https://www.facebook.com/images/fb_icon_325x325.png" /&gt;&lt;meta property="og:locale" content="es_LA" /&gt;&lt;link rel="search" type="application/opensearchdescription+xml" href="</text:span><text:a xlink:type="simple" xlink:href="view-source:https://www.facebook.com/osd.xml" text:style-name="Internet_20_link" text:visited-style-name="Visited_20_Internet_20_Link"><text:span text:style-name="T8">/osd.xml</text:span></text:a><text:span text:style-name="T8">" title="Facebook" /&gt;&lt;link rel="canonical" href="</text:span><text:a xlink:type="simple" xlink:href="view-source:https://www.facebook.com/" text:style-name="Internet_20_link" text:visited-style-name="Visited_20_Internet_20_Link"><text:span text:style-name="T8">https://www.facebook.com/</text:span></text:a><text:span text:style-name="T8">" /&gt;&lt;link rel="alternate" media="only screen and (max-width: 640px)" href="</text:span><text:a xlink:type="simple" xlink:href="view-source:https://m.facebook.com/" text:style-name="Internet_20_link" text:visited-style-name="Visited_20_Internet_20_Link"><text:span text:style-name="T8">https://m.facebook.com/</text:span></text:a><text:span text:style-name="T8">" /&gt;&lt;link rel="alternate" media="handheld" href="</text:span><text:a xlink:type="simple" xlink:href="view-source:https://m.facebook.com/" text:style-name="Internet_20_link" text:visited-style-name="Visited_20_Internet_20_Link"><text:span text:style-name="T8">https://m.facebook.com/</text:span></text:a><text:span text:style-name="T8">" /&gt;&lt;link rel="alternate" hreflang="x-default" href="</text:span><text:a xlink:type="simple" xlink:href="view-source:https://www.facebook.com/" text:style-name="Internet_20_link" text:visited-style-name="Visited_20_Internet_20_Link"><text:span text:style-name="T8">https://www.facebook.com/</text:span></text:a><text:span text:style-name="T8">" /&gt;&lt;link rel="alternate" hreflang="en" href="</text:span><text:a xlink:type="simple" xlink:href="view-source:https://www.facebook.com/" text:style-name="Internet_20_link" text:visited-style-name="Visited_20_Internet_20_Link"><text:span text:style-name="T8">https://www.facebook.com/</text:span></text:a><text:span text:style-name="T8">" /&gt;&lt;link rel="alternate" hreflang="ar" href="</text:span><text:a xlink:type="simple" xlink:href="view-source:https://ar-ar.facebook.com/" text:style-name="Internet_20_link" text:visited-style-name="Visited_20_Internet_20_Link"><text:span text:style-name="T8">https://ar-ar.facebook.com/</text:span></text:a><text:span text:style-name="T8">" /&gt;&lt;link rel="alternate" hreflang="bg" href="</text:span><text:a xlink:type="simple" xlink:href="view-source:https://bg-bg.facebook.com/" text:style-name="Internet_20_link" text:visited-style-name="Visited_20_Internet_20_Link"><text:span text:style-name="T8">https://bg-bg.facebook.com/</text:span></text:a><text:span text:style-name="T8">" /&gt;&lt;link rel="alternate" hreflang="bs" href="</text:span><text:a xlink:type="simple" xlink:href="view-source:https://bs-ba.facebook.com/" text:style-name="Internet_20_link" text:visited-style-name="Visited_20_Internet_20_Link"><text:span text:style-name="T8">https://bs-ba.facebook.com/</text:span></text:a><text:span text:style-name="T8">" /&gt;&lt;link rel="alternate" hreflang="ca" href="</text:span><text:a xlink:type="simple" xlink:href="view-source:https://ca-es.facebook.com/" text:style-name="Internet_20_link" text:visited-style-name="Visited_20_Internet_20_Link"><text:span text:style-name="T8">https://ca-es.facebook.com/</text:span></text:a><text:span text:style-name="T8">" /&gt;&lt;link rel="alternate" hreflang="da" href="</text:span><text:a xlink:type="simple" xlink:href="view-source:https://da-dk.facebook.com/" text:style-name="Internet_20_link" text:visited-style-name="Visited_20_Internet_20_Link"><text:span text:style-name="T8">https://da-dk.facebook.com/</text:span></text:a><text:span text:style-name="T8">" /&gt;&lt;link rel="alternate" hreflang="el" href="</text:span><text:a xlink:type="simple" xlink:href="view-source:https://el-gr.facebook.com/" text:style-name="Internet_20_link" text:visited-style-name="Visited_20_Internet_20_Link"><text:span text:style-name="T8">https://el-gr.facebook.com/</text:span></text:a><text:span text:style-name="T8">" /&gt;&lt;link rel="alternate" hreflang="es" href="</text:span><text:a xlink:type="simple" xlink:href="view-source:https://es-la.facebook.com/" text:style-name="Internet_20_link" text:visited-style-name="Visited_20_Internet_20_Link"><text:span text:style-name="T8">https://es-la.facebook.com/</text:span></text:a><text:span text:style-name="T8">" /&gt;&lt;link rel="alternate" hreflang="es-es" href="</text:span><text:a xlink:type="simple" xlink:href="view-source:https://es-es.facebook.com/" text:style-name="Internet_20_link" text:visited-style-name="Visited_20_Internet_20_Link"><text:span text:style-name="T8">https://es-es.facebook.com/</text:span></text:a><text:span text:style-name="T8">" /&gt;&lt;link rel="alternate" hreflang="fa" href="</text:span><text:a xlink:type="simple" xlink:href="view-source:https://fa-ir.facebook.com/" text:style-name="Internet_20_link" text:visited-style-name="Visited_20_Internet_20_Link"><text:span text:style-name="T8">https://fa-ir.facebook.com/</text:span></text:a><text:span text:style-name="T8">" /&gt;&lt;link rel="alternate" hreflang="fi" href="</text:span><text:a xlink:type="simple" xlink:href="view-source:https://fi-fi.facebook.com/" text:style-name="Internet_20_link" text:visited-style-name="Visited_20_Internet_20_Link"><text:span text:style-name="T8">https://fi-fi.facebook.com/</text:span></text:a><text:span text:style-name="T8">" /&gt;&lt;link rel="alternate" hreflang="fr" href="</text:span><text:a xlink:type="simple" xlink:href="view-source:https://fr-fr.facebook.com/" text:style-name="Internet_20_link" text:visited-style-name="Visited_20_Internet_20_Link"><text:span text:style-name="T8">https://fr-fr.facebook.com/</text:span></text:a><text:span text:style-name="T8">" /&gt;&lt;link rel="alternate" hreflang="fr-ca" href="</text:span><text:a xlink:type="simple" xlink:href="view-source:https://fr-ca.facebook.com/" text:style-name="Internet_20_link" text:visited-style-name="Visited_20_Internet_20_Link"><text:span text:style-name="T8">https://fr-ca.facebook.com/</text:span></text:a><text:span text:style-name="T8">" /&gt;&lt;link rel="alternate" hreflang="hi" href="</text:span><text:a xlink:type="simple" xlink:href="view-source:https://hi-in.facebook.com/" text:style-name="Internet_20_link" text:visited-style-name="Visited_20_Internet_20_Link"><text:span text:style-name="T8">https://hi-in.facebook.com/</text:span></text:a><text:span text:style-name="T8">" /&gt;&lt;link rel="alternate" hreflang="hr" href="</text:span><text:a xlink:type="simple" xlink:href="view-source:https://hr-hr.facebook.com/" text:style-name="Internet_20_link" text:visited-style-name="Visited_20_Internet_20_Link"><text:span text:style-name="T8">https://hr-hr.facebook.com/</text:span></text:a><text:span text:style-name="T8">" /&gt;&lt;link rel="alternate" hreflang="id" href="</text:span><text:a xlink:type="simple" xlink:href="view-source:https://id-id.facebook.com/" text:style-name="Internet_20_link" text:visited-style-name="Visited_20_Internet_20_Link"><text:span text:style-name="T8">https://id-id.facebook.com/</text:span></text:a><text:span text:style-name="T8">" /&gt;&lt;link rel="alternate" hreflang="it" href="</text:span><text:a xlink:type="simple" xlink:href="view-source:https://it-it.facebook.com/" text:style-name="Internet_20_link" text:visited-style-name="Visited_20_Internet_20_Link"><text:span text:style-name="T8">https://it-it.facebook.com/</text:span></text:a><text:span text:style-name="T8">" /&gt;&lt;link rel="alternate" hreflang="ko" href="</text:span><text:a xlink:type="simple" xlink:href="view-source:https://ko-kr.facebook.com/" text:style-name="Internet_20_link" text:visited-style-name="Visited_20_Internet_20_Link"><text:span text:style-name="T8">https://ko-kr.facebook.com/</text:span></text:a><text:span text:style-name="T8">" /&gt;&lt;link rel="alternate" hreflang="mk" href="</text:span><text:a xlink:type="simple" xlink:href="view-source:https://mk-mk.facebook.com/" text:style-name="Internet_20_link" text:visited-style-name="Visited_20_Internet_20_Link"><text:span text:style-name="T8">https://mk-mk.facebook.com/</text:span></text:a><text:span text:style-name="T8">" /&gt;&lt;link rel="alternate" hreflang="ms" href="</text:span><text:a xlink:type="simple" xlink:href="view-source:https://ms-my.facebook.com/" text:style-name="Internet_20_link" text:visited-style-name="Visited_20_Internet_20_Link"><text:span text:style-name="T8">https://ms-my.facebook.com/</text:span></text:a><text:span text:style-name="T8">" /&gt;&lt;link rel="alternate" hreflang="pl" href="</text:span><text:a xlink:type="simple" xlink:href="view-source:https://pl-pl.facebook.com/" text:style-name="Internet_20_link" text:visited-style-name="Visited_20_Internet_20_Link"><text:span text:style-name="T8">https://pl-pl.facebook.com/</text:span></text:a><text:span text:style-name="T8">" /&gt;&lt;link rel="alternate" hreflang="pt" href="</text:span><text:a xlink:type="simple" xlink:href="view-source:https://pt-br.facebook.com/" text:style-name="Internet_20_link" text:visited-style-name="Visited_20_Internet_20_Link"><text:span text:style-name="T8">https://pt-br.facebook.com/</text:span></text:a><text:span text:style-name="T8">" /&gt;&lt;link rel="alternate" hreflang="pt-pt" href="</text:span><text:a xlink:type="simple" xlink:href="view-source:https://pt-pt.facebook.com/" text:style-name="Internet_20_link" text:visited-style-name="Visited_20_Internet_20_Link"><text:span text:style-name="T8">https://pt-pt.facebook.com/</text:span></text:a><text:span text:style-name="T8">" /&gt;&lt;link rel="alternate" hreflang="ro" href="</text:span><text:a xlink:type="simple" xlink:href="view-source:https://ro-ro.facebook.com/" text:style-name="Internet_20_link" text:visited-style-name="Visited_20_Internet_20_Link"><text:span text:style-name="T8">https://ro-ro.facebook.com/</text:span></text:a><text:span text:style-name="T8">" /&gt;&lt;link rel="alternate" hreflang="sl" href="</text:span><text:a xlink:type="simple" xlink:href="view-source:https://sl-si.facebook.com/" text:style-name="Internet_20_link" text:visited-style-name="Visited_20_Internet_20_Link"><text:span text:style-name="T8">https://sl-si.facebook.com/</text:span></text:a><text:span text:style-name="T8">" /&gt;&lt;link rel="alternate" hreflang="sr" href="</text:span><text:a xlink:type="simple" xlink:href="view-source:https://sr-rs.facebook.com/" text:style-name="Internet_20_link" text:visited-style-name="Visited_20_Internet_20_Link"><text:span text:style-name="T8">https://sr-rs.facebook.com/</text:span></text:a><text:span text:style-name="T8">" /&gt;&lt;link rel="alternate" hreflang="th" href="</text:span><text:a xlink:type="simple" xlink:href="view-source:https://th-th.facebook.com/" text:style-name="Internet_20_link" text:visited-style-name="Visited_20_Internet_20_Link"><text:span text:style-name="T8">https://th-th.facebook.com/</text:span></text:a><text:span text:style-name="T8">" /&gt;&lt;link rel="alternate" hreflang="vi" href="</text:span><text:a xlink:type="simple" xlink:href="view-source:https://vi-vn.facebook.com/" text:style-name="Internet_20_link" text:visited-style-name="Visited_20_Internet_20_Link"><text:span text:style-name="T8">https://vi-vn.facebook.com/</text:span></text:a><text:span text:style-name="T8">" /&gt;&lt;meta name="description" content="Crea una cuenta o inicia sesi&amp;#xf3;n en Facebook. Con&amp;#xe9;ctate con amigos, familiares y otras personas que conozcas. Comparte fotos y videos, env&amp;#xed;a mensajes y..." /&gt;&lt;meta name="robots" content="noodp,noydir" /&gt;&lt;link rel="shortcut icon" href="</text:span><text:a xlink:type="simple" xlink:href="view-source:https://static.xx.fbcdn.net/rsrc.php/yo/r/iRmz9lCMBD2.ico" text:style-name="Internet_20_link" text:visited-style-name="Visited_20_Internet_20_Link"><text:span text:style-name="T8">https://static.xx.fbcdn.net/rsrc.php/yo/r/iRmz9lCMBD2.ico</text:span></text:a><text:span text:style-name="T8">" /&gt;&lt;link type="text/css" rel="stylesheet" href="</text:span><text:a xlink:type="simple" xlink:href="view-source:https://static.xx.fbcdn.net/rsrc.php/v3/yh/l/0,cross/7ygEJcJtxOj.css?_nc_x=Ij3Wp8lg5Kz" text:style-name="Internet_20_link" text:visited-style-name="Visited_20_Internet_20_Link"><text:span text:style-name="T8">https://static.xx.fbcdn.net/rsrc.php/v3/yh/l/0,cross/7ygEJcJtxOj.css?_nc_x=Ij3Wp8lg5Kz</text:span></text:a><text:span text:style-name="T8">" data-bootloader-hash="jAhKF" crossorigin="anonymous" /&gt;</text:span></text:p>
      <text:p text:style-name="Preformatted_20_Text"><text:bookmark text:name="line410"/><text:span text:style-name="T8">&lt;link type="text/css" rel="stylesheet" href="</text:span><text:a xlink:type="simple" xlink:href="view-source:https://static.xx.fbcdn.net/rsrc.php/v3/y3/l/0,cross/md9YQbef0J9.css?_nc_x=Ij3Wp8lg5Kz" text:style-name="Internet_20_link" text:visited-style-name="Visited_20_Internet_20_Link"><text:span text:style-name="T8">https://static.xx.fbcdn.net/rsrc.php/v3/y3/l/0,cross/md9YQbef0J9.css?_nc_x=Ij3Wp8lg5Kz</text:span></text:a><text:span text:style-name="T8">" data-bootloader-hash="nr4P4" crossorigin="anonymous" /&gt;</text:span></text:p>
      <text:p text:style-name="Preformatted_20_Text"><text:bookmark text:name="line510"/><text:span text:style-name="T8">&lt;link type="text/css" rel="stylesheet" href="</text:span><text:a xlink:type="simple" xlink:href="view-source:https://static.xx.fbcdn.net/rsrc.php/v3/yX/l/0,cross/MtGFF1PhRoq.css?_nc_x=Ij3Wp8lg5Kz" text:style-name="Internet_20_link" text:visited-style-name="Visited_20_Internet_20_Link"><text:span text:style-name="T8">https://static.xx.fbcdn.net/rsrc.php/v3/yX/l/0,cross/MtGFF1PhRoq.css?_nc_x=Ij3Wp8lg5Kz</text:span></text:a><text:span text:style-name="T8">" data-bootloader-hash="TMKon" crossorigin="anonymous" /&gt;</text:span></text:p>
      <text:p text:style-name="Preformatted_20_Text"><text:bookmark text:name="line610"/><text:span text:style-name="T8">&lt;link type="text/css" rel="stylesheet" href="</text:span><text:a xlink:type="simple" xlink:href="view-source:https://static.xx.fbcdn.net/rsrc.php/v3/yD/l/0,cross/7vGreHMvVhN.css?_nc_x=Ij3Wp8lg5Kz" text:style-name="Internet_20_link" text:visited-style-name="Visited_20_Internet_20_Link"><text:span text:style-name="T8">https://static.xx.fbcdn.net/rsrc.php/v3/yD/l/0,cross/7vGreHMvVhN.css?_nc_x=Ij3Wp8lg5Kz</text:span></text:a><text:span text:style-name="T8">" data-bootloader-hash="prOs4" crossorigin="anonymous" /&gt;</text:span></text:p>
      <text:p text:style-name="Preformatted_20_Text"><text:bookmark text:name="line710"/><text:span text:style-name="T8">&lt;link type="text/css" rel="stylesheet" href="</text:span><text:a xlink:type="simple" xlink:href="view-source:https://static.xx.fbcdn.net/rsrc.php/v3/y7/l/0,cross/1kBLo1rzGBs.css?_nc_x=Ij3Wp8lg5Kz" text:style-name="Internet_20_link" text:visited-style-name="Visited_20_Internet_20_Link"><text:span text:style-name="T8">https://static.xx.fbcdn.net/rsrc.php/v3/y7/l/0,cross/1kBLo1rzGBs.css?_nc_x=Ij3Wp8lg5Kz</text:span></text:a><text:span text:style-name="T8">" data-bootloader-hash="LSWUO" crossorigin="anonymous" /&gt;</text:span></text:p>
      <text:p text:style-name="Preformatted_20_Text"><text:bookmark text:name="line81"/><text:span text:style-name="T8">&lt;link type="text/css" rel="stylesheet" href="</text:span><text:a xlink:type="simple" xlink:href="view-source:https://static.xx.fbcdn.net/rsrc.php/v3/y-/l/0,cross/Grp0iazx2DK.css?_nc_x=Ij3Wp8lg5Kz" text:style-name="Internet_20_link" text:visited-style-name="Visited_20_Internet_20_Link"><text:span text:style-name="T8">https://static.xx.fbcdn.net/rsrc.php/v3/y-/l/0,cross/Grp0iazx2DK.css?_nc_x=Ij3Wp8lg5Kz</text:span></text:a><text:span text:style-name="T8">" data-bootloader-hash="q/vBj" crossorigin="anonymous" /&gt;</text:span></text:p>
      <text:p text:style-name="Preformatted_20_Text"><text:bookmark text:name="line91"/><text:span text:style-name="T8">&lt;link type="text/css" rel="stylesheet" href="</text:span><text:a xlink:type="simple" xlink:href="view-source:https://static.xx.fbcdn.net/rsrc.php/v3/yH/l/0,cross/G0PWE747f2V.css?_nc_x=Ij3Wp8lg5Kz" text:style-name="Internet_20_link" text:visited-style-name="Visited_20_Internet_20_Link"><text:span text:style-name="T8">https://static.xx.fbcdn.net/rsrc.php/v3/yH/l/0,cross/G0PWE747f2V.css?_nc_x=Ij3Wp8lg5Kz</text:span></text:a><text:span text:style-name="T8">" data-bootloader-hash="SLcWy" crossorigin="anonymous" /&gt;</text:span></text:p>
      <text:p text:style-name="Preformatted_20_Text"><text:bookmark text:name="line101"/><text:span text:style-name="T8">&lt;link type="text/css" rel="stylesheet" href="</text:span><text:a xlink:type="simple" xlink:href="view-source:https://static.xx.fbcdn.net/rsrc.php/v3/yn/l/0,cross/t6ApURaos6e.css?_nc_x=Ij3Wp8lg5Kz" text:style-name="Internet_20_link" text:visited-style-name="Visited_20_Internet_20_Link"><text:span text:style-name="T8">https://static.xx.fbcdn.net/rsrc.php/v3/yn/l/0,cross/t6ApURaos6e.css?_nc_x=Ij3Wp8lg5Kz</text:span></text:a><text:span text:style-name="T8">" data-bootloader-hash="jflJz" crossorigin="anonymous" /&gt;</text:span></text:p>
      <text:p text:style-name="Preformatted_20_Text"><text:bookmark text:name="line111"/><text:span text:style-name="T8">&lt;link type="text/css" rel="stylesheet" href="</text:span><text:a xlink:type="simple" xlink:href="view-source:https://static.xx.fbcdn.net/rsrc.php/v3/yY/l/0,cross/ecGdynNzIvt.css?_nc_x=Ij3Wp8lg5Kz" text:style-name="Internet_20_link" text:visited-style-name="Visited_20_Internet_20_Link"><text:span text:style-name="T8">https://static.xx.fbcdn.net/rsrc.php/v3/yY/l/0,cross/ecGdynNzIvt.css?_nc_x=Ij3Wp8lg5Kz</text:span></text:a><text:span text:style-name="T8">" data-bootloader-hash="PIeWL" crossorigin="anonymous" /&gt;</text:span></text:p>
      <text:p text:style-name="Preformatted_20_Text"><text:bookmark text:name="line121"/><text:soft-page-break/><text:span text:style-name="T8">&lt;link type="text/css" rel="stylesheet" href="</text:span><text:a xlink:type="simple" xlink:href="view-source:https://static.xx.fbcdn.net/rsrc.php/v3/y2/l/0,cross/lZ86cv9aR90.css?_nc_x=Ij3Wp8lg5Kz" text:style-name="Internet_20_link" text:visited-style-name="Visited_20_Internet_20_Link"><text:span text:style-name="T8">https://static.xx.fbcdn.net/rsrc.php/v3/y2/l/0,cross/lZ86cv9aR90.css?_nc_x=Ij3Wp8lg5Kz</text:span></text:a><text:span text:style-name="T8">" data-bootloader-hash="f+J2L" crossorigin="anonymous" /&gt;</text:span></text:p>
      <text:p text:style-name="Preformatted_20_Text"><text:bookmark text:name="line131"/><text:span text:style-name="T8">&lt;script src="</text:span><text:a xlink:type="simple" xlink:href="view-source:https://static.xx.fbcdn.net/rsrc.php/v3/yQ/r/pi9K7Hjyb8C.js?_nc_x=Ij3Wp8lg5Kz" text:style-name="Internet_20_link" text:visited-style-name="Visited_20_Internet_20_Link"><text:span text:style-name="T8">https://static.xx.fbcdn.net/rsrc.php/v3/yQ/r/pi9K7Hjyb8C.js?_nc_x=Ij3Wp8lg5Kz</text:span></text:a><text:span text:style-name="T8">" data-bootloader-hash="AgyHL" crossorigin="anonymous"&gt;&lt;/script&gt;</text:span></text:p>
      <text:p text:style-name="P23"><text:bookmark text:name="line141"/>&lt;script&gt;requireLazy(["gkx"],function(gkx){gkx.add({"946894":{"result":false,"hash":"AT7u1SgYet6ALfca"},"676837":{"result":false,"hash":"AT62DWpNU4aYQahp"},"676920":{"result":false,"hash":"AT5uULwY3fqY0cRV"},"676921":{"result":false,"hash":"AT42B1SowXFeSP-R"},"676922":{"result":false,"hash":"AT61yXjnuG7WLmBw"},"1073500":{"result":true,"hash":"AT531f3PiRPlnYlt"},"1113247":{"result":false,"hash":"AT57RtLPGeqQ-Eco"},"708253":{"result":false,"hash":"AT46Md9V6tUDLJow"}});});require("TimeSliceImpl").guard(function(){(require("ServerJSDefine")).handleDefines([["cr:696703",[],{"__rc":[null,"Aa1dIzEQYuQIPRMEkLQiOeKL-PIvjzfZ4i50eJ7e1NOztc-lWRbY31TpSmOcJGvrkD7J6q8Iqwn2ndnMvjgqEZE"]},-1],["cr:708886",["EventProfilerImpl"],{"__rc":["EventProfilerImpl","Aa1dIzEQYuQIPRMEkLQiOeKL-PIvjzfZ4i50eJ7e1NOztc-lWRbY31TpSmOcJGvrkD7J6q8Iqwn2ndnMvjgqEZE"]},-1],["cr:717822",["TimeSliceImpl"],{"__rc":["TimeSliceImpl","Aa1dIzEQYuQIPRMEkLQiOeKL-PIvjzfZ4i50eJ7e1NOztc-lWRbY31TpSmOcJGvrkD7J6q8Iqwn2ndnMvjgqEZE"]},-1],["cr:806696",["clearTimeoutBlue"],{"__rc":["clearTimeoutBlue","Aa1dIzEQYuQIPRMEkLQiOeKL-PIvjzfZ4i50eJ7e1NOztc-lWRbY31TpSmOcJGvrkD7J6q8Iqwn2ndnMvjgqEZE"]},-1],["cr:807042",["setTimeoutBlue"],{"__rc":["setTimeoutBlue","Aa1dIzEQYuQIPRMEkLQiOeKL-PIvjzfZ4i50eJ7e1NOztc-lWRbY31TpSmOcJGvrkD7J6q8Iqwn2ndnMvjgqEZE"]},-1],["cr:896462",["setIntervalAcrossTransitionsBlue"],{"__rc":["setIntervalAcrossTransitionsBlue","Aa1dIzEQYuQIPRMEkLQiOeKL-PIvjzfZ4i50eJ7e1NOztc-lWRbY31TpSmOcJGvrkD7J6q8Iqwn2ndnMvjgqEZE"]},-1],["cr:925100",["RunBlue"],{"__rc":["RunBlue","Aa1dIzEQYuQIPRMEkLQiOeKL-PIvjzfZ4i50eJ7e1NOztc-lWRbY31TpSmOcJGvrkD7J6q8Iqwn2ndnMvjgqEZE"]},-1],["cr:986633",["setTimeoutAcrossTransitionsBlue"],{"__rc":["setTimeoutAcrossTransitionsBlue","Aa1dIzEQYuQIPRMEkLQiOeKL-PIvjzfZ4i50eJ7e1NOztc-lWRbY31TpSmOcJGvrkD7J6q8Iqwn2ndnMvjgqEZE"]},-1],["cr:1003267",["clearIntervalBlue"],{"__rc":["clearIntervalBlue","Aa1dIzEQYuQIPRMEkLQiOeKL-PIvjzfZ4i50eJ7e1NOztc-lWRbY31TpSmOcJGvrkD7J6q8Iqwn2ndnMvjgqEZE"]},-1],["cr:1100101",["requestAnimationFrameAcrossTransitionsSimple"],{"__rc":["requestAnimationFrameAcrossTransitionsSimple","Aa1tJ57VGDWZyUmlqvJbUqFt8lxz611pA43wFzj9K__S5xnxdhAW8RlXRwBFwP3VkdkuDuw"]},-1],["cr:896461",["setIntervalBlue"],{"__rc":["setIntervalBlue","Aa1dIzEQYuQIPRMEkLQiOeKL-PIvjzfZ4i50eJ7e1NOztc-lWRbY31TpSmOcJGvrkD7J6q8Iqwn2ndnMvjgqEZE"]},-1],["cr:1000292",["BanzaiNew"],{"__rc":["BanzaiNew","Aa1dIzEQYuQIPRMEkLQiOeKL-PIvjzfZ4i50eJ7e1NOztc-lWRbY31TpSmOcJGvrkD7J6q8Iqwn2ndnMvjgqEZE"]},-1],["cr:729414",[],{"__rc":[null,"Aa2iFQb_ttpUOPtUXn1jntXacoSxyoVwH0Sl2LgZYPR8KyQE0qgNrXXpjm9VYtL4S9Dp1XO5RrNG0i2Q01Mv"]},-1],["cr:692209",["cancelIdleCallbackBlue"],{"__rc":["cancelIdleCallbackBlue","Aa1dIzEQYuQIPRMEkLQiOeKL-PIvjzfZ4i50eJ7e1NOztc-lWRbY31TpSmOcJGvrkD7J6q8Iqwn2ndnMvjgqEZE"]},-1],["cr:695720",["SnappyCompressUtil"],{"__rc":["SnappyCompressUtil","Aa2fua2A5MNBUURBtDbKsdxonCH6BFYOUMFvz0AF1r16GpqKHLx0Q5zvrl2f4VMFZzE2W_T9WMrYj7nB223eqranG_k"]},-1],["URLFragmentPreludeConfig",[],{"hashtagRedirect":true,"fragBlacklist":["nonce","access_token","oauth_token","xs","checkpoint_data","code"]},137],["BigPipeExperiments",[],{"link_images_to_pagelets":false,"enable_bigpipe_plugins":false},907],["BootloaderConfig",[],{"jsRetries":null,"jsRetryAbortNum":2,"jsRetryAbortTime":5,"payloadEndpointURI":"https:\/\/www.facebook.com\/ajax\/bootloader-endpoint\/","preloadBE":false,"assumeNotNonblocking":false,"shouldCoalesceModuleRequestsMadeInSameTick":true,"staggerJsDownloads":false,"preloader_num_preloads":0,"preloader_preload_after_dd":false,"preloader_num_loads":1,"preloader_enabled":false,"retryQueuedBootloads":false,"silentDups":false,"asyncPreloadBoost":true},329],["CSSLoaderConfig",[],{"timeout":5000,"modulePrefix":"BLCSS:","loadEventSupported":true},619],["CookieCoreConfig",[],{"a11y":{"s":"None"},"act":{"s":"Lax"},"c_user":{"s":"None"},"ddid":{"p":"\/deferreddeeplink\/","t":2419200,"s":"None"},"dpr":{"t":604800,"s":"None"},"js_ver":{"t":604800,"s":"None"},"locale":{"t":604800,"s":"None"},"lh":{"t":604800,"s":"None"},"m_pixel_ratio":{"t":604800,"s":"None"},"noscript":{"s":"None"},"pnl_data2":{"t":2,"s":"None"},"presence":{"s":"None"},"sfau":{"s":"None"},"wd":{"t":604800,"s":"None"},"x-referer":{"s":"None"},"x-src":{"t":1,"s":"None"}},2104],["CurrentCommunityInitialData",[],{},490],["CurrentEnvironment",[],{"facebookdotcom":true,"messengerdotcom":false},827],["CurrentUserInitialData",[],{"USER_ID":"0","ACCOUNT_ID":"0","NAME":"","SHORT_NAME":null,"IS_MESSENGER_ONLY_USER":false,"IS_DEACTIVATED_ALLOWED_ON_MESSENGER":false,"APP_ID":"256281040558"},270],["DTSGInitialData",[],{},258],["ISB",[],{},330],["LSD",[],{"token":"AVoObuVk"},323],["ServerNonce",[],{"ServerNonce":"-znxqir9FW-4nJSzJWbf_g"},141],["SiteData",[],{"server_revision":1001278076,"client_revision":1001278076,"tier":"","push_phase":"C3","pkg_cohort":"PHASED:DEFAULT","pr":1,"haste_site":"www","be_mode":1,"be_key":"__be","ir_on":true,"is_rtl":false,"is_comet":false,"hsi":"6746151592248144106-0","spin":4,"__spin_r":1001278076,"__spin_b":"trunk","__spin_t":1570710817,"vip":"31.13.83.36"},317],["SprinkleConfig",[],{"param_name":"jazoest","version":2,"should_randomize":false},2111],["UserAgentData",[],{"browserArchitecture":"64","browserFullVersion":"69.0","browserMinorVersion":0,"browserName":"Firefox","browserVersion":69,"deviceName":"Unknown","engineName":"Gecko","engineVersion":"69.0","platformArchitecture":"64","platformNam<text:soft-page-break/>e":"Windows","platformVersion":"10","platformFullVersion":"10"},527],["PromiseUsePolyfillSetImmediateGK",[],{"www_always_use_polyfill_setimmediate":false},2190],["DataStoreConfig",[],{"expandoKey":"__FBDATASTORAGE","useExpando":true},2915],["CookieCoreLoggingConfig",[],{"maximumIgnorableStallMs":16.67,"sampleRate":9.7e-5,"sampleRateClassic":1.0e-10,"sampleRateFastStale":1.0e-8},3401],["ImmediateImplementationExperiments",[],{"prefer_message_channel":true},3419],["DTSGInitData",[],{"token":"","async_get_token":""},3515],["UriNeedRawQuerySVConfig",[],{"uris":["dms.netmng.com","doubleclick.net","r.msn.com","watchit.sky.com","graphite.instagram.com","www.kfc.co.th","learn.pantheon.io","www.landmarkshops.in","www.ncl.com","s0.wp.com","www.tatacliq.com","bs.serving-sys.com","kohls.com","lazada.co.th","xg4ken.com","technopark.ru","officedepot.com.mx","bestbuy.com.mx"]},3871],["InitialCookieConsent",[],{"deferCookies":true,"noCookies":false,"shouldShowCookieBanner":true},4328],["TrustedTypesConfig",[],{"useTrustedTypes":false,"reportOnly":true},4548],["ArtilleryExperiments",[],{"artillery_static_resources_pagelet_attribution":false,"artillery_timeslice_compressed_data":false,"artillery_miny_client_payload":false,"artillery_prolong_page_tracing":false,"artillery_navigation_timing_level_2":false,"artillery_profiler_on":false,"artillery_merge_max_distance_sec":1,"artillery_merge_max_duration_sec":1,"user_timing":false},1237],["EventConfig",[],{"sampling":{"bandwidth":0,"play":0,"playing":0,"progress":0,"pause":0,"ended":0,"seeked":0,"seeking":0,"waiting":0,"loadedmetadata":0,"canplay":0,"selectionchange":0,"change":0,"timeupdate":2000000,"adaptation":0,"focus":0,"blur":0,"load":0,"error":0,"message":0,"abort":0,"storage":0,"scroll":200000,"mousemove":20000,"mouseover":10000,"mouseout":10000,"mousewheel":1,"MSPointerMove":10000,"keydown":0.1,"click":0.02,"mouseup":0.02,"__100ms":0.001,"__default":5000,"__min":100,"__interactionDefault":200,"__eventDefault":100000},"page_sampling_boost":1,"interaction_regexes":{"BlueBarAccountChevronMenu":" _5lxs(?: .*)?$","BlueBarHomeButton":" _bluebarLinkHome__interaction-root(?: .*)?$","BlueBarProfileLink":" _1k67(?: .*)?$","ReactComposerSproutMedia":" _1pnt(?: .*)?$","ReactComposerSproutAlbum":" _1pnu(?: .*)?$","ReactComposerSproutNote":" _3-9x(?: .*)?$","ReactComposerSproutLocation":" _1pnv(?: .*)?$","ReactComposerSproutActivity":" _1pnz(?: .*)?$","ReactComposerSproutPeople":" _1pn-(?: .*)?$","ReactComposerSproutLiveVideo":" _5tv7(?: .*)?$","ReactComposerSproutMarkdown":" _311p(?: .*)?$","ReactComposerSproutFormattedText":" _mwg(?: .*)?$","ReactComposerSproutSticker":" _2vri(?: .*)?$","ReactComposerSproutSponsor":" _5t5q(?: .*)?$","ReactComposerSproutEllipsis":" _1gr3(?: .*)?$","ReactComposerSproutContactYourRepresentative":" _3cnv(?: .*)?$","ReactComposerSproutFunFact":" _2_xs(?: .*)?$","TextExposeSeeMoreLink":" see_more_link(?: .*)?$","SnowliftBigCloseButton":"(?: _xlt(?: .*)? _418x(?: .*)?$| _418x(?: .*)? _xlt(?: .*)?$)","SnowliftPrevPager":"(?: snowliftPager(?: .*)? prev(?: .*)?$| prev(?: .*)? snowliftPager(?: .*)?$)","SnowliftNextPager":"(?: snowliftPager(?: .*)? next(?: .*)?$| next(?: .*)? snowliftPager(?: .*)?$)","SnowliftFullScreenButton":"#fbPhotoSnowliftFullScreenSwitch( .+)*","PrivacySelectorMenu":"(?: _57di(?: .*)? _2wli(?: .*)?$| _2wli(?: .*)? _57di(?: .*)?$)","ReactComposerFeedXSprouts":" _nh6(?: .*)?$","SproutsComposerStatusTab":" _sg1(?: .*)?$","SproutsComposerLiveVideoTab":" _sg1(?: .*)?$","SproutsComposerAlbumTab":" _sg1(?: .*)?$","composerAudienceSelector":" _ej0(?: .*)?$","FeedHScrollAttachmentsPrevPager":" _1qqy(?: .*)?$","FeedHScrollAttachmentsNextPager":" _1qqz(?: .*)?$","DockChatTabFlyout":" fbDockChatTabFlyout(?: .*)?$","PrivacyLiteJewel":" _59fc(?: .*)?$","ActorSelector":" _6vh(?: .*)?$","LegacyMentionsInput":"(?: ReactLegacyMentionsInput(?: .*)? uiMentionsInput(?: .*)? _2xwx(?: .*)?$| uiMentionsInput(?: .*)? ReactLegacyMentionsInput(?: .*)? _2xwx(?: .*)?$| _2xwx(?: .*)? ReactLegacyMentionsInput(?: .*)? uiMentionsInput(?: .*)?$| ReactLegacyMentionsInput(?: .*)? _2xwx(?: .*)? uiMentionsInput(?: .*)?$| uiMentionsInput(?: .*)? _2xwx(?: .*)? ReactLegacyMentionsInput(?: .*)?$| _2xwx(?: .*)? uiMentionsInput(?: .*)? ReactLegacyMentionsInput(?: .*)?$)","UFIActionLinksEmbedLink":" _2g1w(?: .*)?$","UFIPhotoAttachLink":" UFIPhotoAttachLinkWrapper(?: .*)?$","UFIMentionsInputProxy":" _1osa(?: .*)?$","UFIMentionsInputDummy":" _1osc(?: .*)?$","UFIOrderingModeSelector":" _3scp(?: .*)?$","UFIPager":"(?: UFIPagerRow(?: .*)? UFIRow(?: .*)?$| UFIRow(?: .*)? UFIPagerRow(?: .*)?$)","UFIReplyRow":"(?: UFIReplyRow(?: .*)? UFICommentReply(?: .*)?$| UFICommentReply(?: .*)? UFIReplyRow(?: .*)?$)","UFIReplySocialSentence":" UFIReplySocialSentenceRow(?: .*)?$","UFIShareLink":" _5f9b(?: .*)?$","UFIStickerButton":" UFICommentStickerButton(?: .*)?$","MentionsInput":" _5yk1(?: .*)?$","FantaChatTabRoot":" _3_9e(?: .*)?$","SnowliftViewableRoot":" _2-sx(?: .*)?$","ReactBlueBarJewelButton":" _5fwr(?: .*)?$","UFIReactionsDialogLayerImpl":" _1oxk(?: .*)?$","UFIReactionsLikeLinkImpl":" _4x9_(?: .*)?$","UFIReactionsLinkImplRoot":" _khz(?: .*)?$","Reaction":" _iuw(?: .*)?$","UFIReactionsMenuImpl":" _iu-(?: .*)?$","UFIReactionsSpatialReactionIconContainer":" _1fq9(?: .*)?$","VideoComponentPlayButton":" _bsl(?: .*)?$","FeedOptionsPopover":" _b1e(?: .*)?$","UFICommentLikeCount":" UFICommentLikeButton(?: .*)?$","UFICommentLink":" _5yxe(?: .*)?$","ChatTabComposerInputContainer":" _552h(?: .*)?$","ChatTabHeader":" _15p4(?: .*)?$","DraftEditor":" _5rp7(?: .*)?$","ChatSideBarDropDown":" _5vm9(?: .*)?$","SearchBox":" _539-(?: .*)?$","ChatSideBarLink":" _55ln(?: .*)?$","MessengerSearchTypeahead":" _3rh8(?: .*)?$","NotificationListItem":" _33c(?: .*)?$","MessageJewelListItem":" messagesContent(?: .*)?$","Messages_Jewel_Button":" _3eo8(?: .*)?$","Notifications_Jewel_Button":" _3eo9(?: .*)?$","snowliftopen":" _342u(?: .*)?$","NoteTextSeeMoreLink":" _3qd_(?: .*)?$","fbFeedOptionsPopover":" _1he6(?: .*)?$","Requests_Jewel_Button":" _3eoa(?: .*)?$","UFICommentActionLinkAjaxify":" _15-3(?: .*)?$","UFICommentActionLinkRedirect":" _15-6(?: .*)?$","UFICommentActionLinkDispatched":" _15-7(?: .*)?$","UFICommentCloseButton":" _36rj(?: .*)?$","UFICommentActionsRemovePreview":" _460h(?: .*)?$","UFICommentActionsReply":" _460i(?: .*)?$","UFICommentActionsSaleItemMessage":" _460j(?: .*)?$","UFICommentActionsAcceptAnswer":" _460k(?: .*)?$","UFICommentActionsUnacceptAnswer":" _460l(?: .*)?<text:soft-page-break/>$","UFICommentReactionsLikeLink":" _3-me(?: .*)?$","UFICommentMenu":" _1-be(?: .*)?$","UFIMentionsInputFallback":" _289b(?: .*)?$","UFIMentionsInputComponent":" _289c(?: .*)?$","UFIMentionsInputProxyInput":" _432z(?: .*)?$","UFIMentionsInputProxyDummy":" _432-(?: .*)?$","UFIPrivateReplyLinkMessage":" _14hj(?: .*)?$","UFIPrivateReplyLinkSeeReply":" _14hk(?: .*)?$","ChatCloseButton":" _4vu4(?: .*)?$","ChatTabComposerPhotoUploader":" _13f-(?: .*)?$","ChatTabComposerGroupPollingButton":" _13f_(?: .*)?$","ChatTabComposerGames":" _13ga(?: .*)?$","ChatTabComposerPlan":" _13gb(?: .*)?$","ChatTabComposerFileUploader":" _13gd(?: .*)?$","ChatTabStickersButton":" _13ge(?: .*)?$","ChatTabComposerGifButton":" _13gf(?: .*)?$","ChatTabComposerEmojiPicker":" _13gg(?: .*)?$","ChatTabComposerLikeButton":" _13gi(?: .*)?$","ChatTabComposerP2PButton":" _13gj(?: .*)?$","ChatTabComposerQuickCam":" _13gk(?: .*)?$","ChatTabHeaderAudioRTCButton":" _461a(?: .*)?$","ChatTabHeaderVideoRTCButton":" _461b(?: .*)?$","ChatTabHeaderOptionsButton":" _461_(?: .*)?$","ChatTabHeaderAddToThreadButton":" _4620(?: .*)?$","ReactComposerMediaSprout":" _fk5(?: .*)?$","UFIReactionsBlingSocialSentenceComments":" _-56(?: .*)?$","UFIReactionsBlingSocialSentenceSeens":" _2x0l(?: .*)?$","UFIReactionsBlingSocialSentenceShares":" _2x0m(?: .*)?$","UFIReactionsBlingSocialSentenceViews":" _-5c(?: .*)?$","UFIReactionsBlingSocialSentence":" _-5d(?: .*)?$","UFIReactionsSocialSentence":" _1vaq(?: .*)?$","VideoFullscreenButton":" _39ip(?: .*)?$","Tahoe":" _400z(?: .*)?$","TahoeFromVideoPlayer":" _1vek(?: .*)?$","TahoeFromVideoLink":" _2-40(?: .*)?$","TahoeFromPhoto":" _2ju5(?: .*)?$","FBStoryTrayItem":" _1fvw(?: .*)?$","Mobile_Feed_Jewel_Button":"#feed_jewel( .+)*","Mobile_Requests_Jewel_Button":"#requests_jewel( .+)*","Mobile_Messages_Jewel_Button":"#messages_jewel( .+)*","Mobile_Notifications_Jewel_Button":"#notifications_jewel( .+)*","Mobile_Search_Jewel_Button":"#search_jewel( .+)*","Mobile_Bookmarks_Jewel_Button":"#bookmarks_jewel( .+)*","Mobile_Feed_UFI_Comment_Button_Permalink":" _l-a(?: .*)?$","Mobile_Feed_UFI_Comment_Button_Flyout":" _4qeq(?: .*)?$","Mobile_Feed_UFI_Token_Bar_Flyout":" _4qer(?: .*)?$","Mobile_Feed_UFI_Token_Bar_Permalink":" _4-09(?: .*)?$","Mobile_UFI_Share_Button":" _15kr(?: .*)?$","Mobile_Feed_Photo_Permalink":" _1mh-(?: .*)?$","Mobile_Feed_Video_Permalink":" _65g_(?: .*)?$","Mobile_Feed_Profile_Permalink":" _4kk6(?: .*)?$","Mobile_Feed_Story_Permalink":" _26yo(?: .*)?$","Mobile_Feed_Page_Permalink":" _4e81(?: .*)?$","Mobile_Feed_Group_Permalink":" _20u1(?: .*)?$","Mobile_Feed_Event_Permalink":" _20u0(?: .*)?$","ProfileIntroCardAddFeaturedMedia":" _30qr(?: .*)?$","ProfileSectionAbout":" _84wb(?: .*)?$","ProfileSectionAllRelationships":" _84wc(?: .*)?$","ProfileSectionAtWork":" _2fnv(?: .*)?$","ProfileSectionContactBasic":" _84vf(?: .*)?$","ProfileSectionEducation":" _84vh(?: .*)?$","ProfileSectionOverview":" _84vj(?: .*)?$","ProfileSectionPlaces":" _84vg(?: .*)?$","ProfileSectionYearOverviews":" _84vi(?: .*)?$","IntlPolyglotHomepage":" _Interaction__IntlPolyglotVoteActivityCardButton(?: .*)?$","ProtonElementSelection":" _67ft(?: .*)?$"},"interaction_boost":{"SnowliftPrevPager":0.2,"SnowliftNextPager":0.2,"ChatSideBarLink":2,"MessengerSearchTypeahead":2,"Messages_Jewel_Button":2.5,"Notifications_Jewel_Button":1.5,"Tahoe":30,"ProtonElementSelection":4},"event_types":{"BlueBarAccountChevronMenu":["click"],"BlueBarHomeButton":["click"],"BlueBarProfileLink":["click"],"ReactComposerSproutMedia":["click"],"ReactComposerSproutAlbum":["click"],"ReactComposerSproutNote":["click"],"ReactComposerSproutLocation":["click"],"ReactComposerSproutActivity":["click"],"ReactComposerSproutPeople":["click"],"ReactComposerSproutLiveVideo":["click"],"ReactComposerSproutMarkdown":["click"],"ReactComposerSproutFormattedText":["click"],"ReactComposerSproutSticker":["click"],"ReactComposerSproutSponsor":["click"],"ReactComposerSproutEllipsis":["click"],"ReactComposerSproutContactYourRepresentative":["click"],"ReactComposerSproutFunFact":["click"],"TextExposeSeeMoreLink":["click"],"SnowliftBigCloseButton":["click"],"SnowliftPrevPager":["click"],"SnowliftNextPager":["click"],"SnowliftFullScreenButton":["click"],"PrivacySelectorMenu":["click"],"ReactComposerFeedXSprouts":["click"],"SproutsComposerStatusTab":["click"],"SproutsComposerLiveVideoTab":["click"],"SproutsComposerAlbumTab":["click"],"composerAudienceSelector":["click"],"FeedHScrollAttachmentsPrevPager":["click"],"FeedHScrollAttachmentsNextPager":["click"],"DockChatTabFlyout":["click"],"PrivacyLiteJewel":["click"],"ActorSelector":["click"],"LegacyMentionsInput":["click"],"UFIActionLinksEmbedLink":["click"],"UFIPhotoAttachLink":["click"],"UFIMentionsInputProxy":["click"],"UFIMentionsInputDummy":["click"],"UFIOrderingModeSelector":["click"],"UFIPager":["click"],"UFIReplyRow":["click"],"UFIReplySocialSentence":["click"],"UFIShareLink":["click"],"UFIStickerButton":["click"],"MentionsInput":["click"],"FantaChatTabRoot":["click"],"SnowliftViewableRoot":["click"],"ReactBlueBarJewelButton":["click"],"UFIReactionsDialogLayerImpl":["click"],"UFIReactionsLikeLinkImpl":["click"],"UFIReactionsLinkImplRoot":["click"],"Reaction":["click"],"UFIReactionsMenuImpl":["click"],"UFIReactionsSpatialReactionIconContainer":["click"],"VideoComponentPlayButton":["click"],"FeedOptionsPopover":["click"],"UFICommentLikeCount":["click"],"UFICommentLink":["click"],"ChatTabComposerInputContainer":["click"],"ChatTabHeader":["click"],"DraftEditor":["click"],"ChatSideBarDropDown":["click"],"SearchBox":["click"],"ChatSideBarLink":["mouseup"],"MessengerSearchTypeahead":["click"],"NotificationListItem":["click"],"MessageJewelListItem":["click"],"Messages_Jewel_Button":["click"],"Notifications_Jewel_Button":["click"],"snowliftopen":["click"],"NoteTextSeeMoreLink":["click"],"fbFeedOptionsPopover":["click"],"Requests_Jewel_Button":["click"],"UFICommentActionLinkAjaxify":["click"],"UFICommentActionLinkRedirect":["click"],"UFICommentActionLinkDispatched":["click"],"UFICommentCloseButton":["click"],"UFICommentActionsRemovePreview":["click"],"UFICommentActionsReply":["click"],"UFICommentActionsSaleItemMessage":["click"],"UFICommentActionsAcceptAnswer":<text:soft-page-break/>["click"],"UFICommentActionsUnacceptAnswer":["click"],"UFICommentReactionsLikeLink":["click"],"UFICommentMenu":["click"],"UFIMentionsInputFallback":["click"],"UFIMentionsInputComponent":["click"],"UFIMentionsInputProxyInput":["click"],"UFIMentionsInputProxyDummy":["click"],"UFIPrivateReplyLinkMessage":["click"],"UFIPrivateReplyLinkSeeReply":["click"],"ChatCloseButton":["click"],"ChatTabComposerPhotoUploader":["click"],"ChatTabComposerGroupPollingButton":["click"],"ChatTabComposerGames":["click"],"ChatTabComposerPlan":["click"],"ChatTabComposerFileUploader":["click"],"ChatTabStickersButton":["click"],"ChatTabComposerGifButton":["click"],"ChatTabComposerEmojiPicker":["click"],"ChatTabComposerLikeButton":["click"],"ChatTabComposerP2PButton":["click"],"ChatTabComposerQuickCam":["click"],"ChatTabHeaderAudioRTCButton":["click"],"ChatTabHeaderVideoRTCButton":["click"],"ChatTabHeaderOptionsButton":["click"],"ChatTabHeaderAddToThreadButton":["click"],"ReactComposerMediaSprout":["click"],"UFIReactionsBlingSocialSentenceComments":["click"],"UFIReactionsBlingSocialSentenceSeens":["click"],"UFIReactionsBlingSocialSentenceShares":["click"],"UFIReactionsBlingSocialSentenceViews":["click"],"UFIReactionsBlingSocialSentence":["click"],"UFIReactionsSocialSentence":["click"],"VideoFullscreenButton":["click"],"Tahoe":["click"],"TahoeFromVideoPlayer":["click"],"TahoeFromVideoLink":["click"],"TahoeFromPhoto":["click"],"":["click"],"FBStoryTrayItem":["click"],"Mobile_Feed_Jewel_Button":["click"],"Mobile_Requests_Jewel_Button":["click"],"Mobile_Messages_Jewel_Button":["click"],"Mobile_Notifications_Jewel_Button":["click"],"Mobile_Search_Jewel_Button":["click"],"Mobile_Bookmarks_Jewel_Button":["click"],"Mobile_Feed_UFI_Comment_Button_Permalink":["click"],"Mobile_Feed_UFI_Comment_Button_Flyout":["click"],"Mobile_Feed_UFI_Token_Bar_Flyout":["click"],"Mobile_Feed_UFI_Token_Bar_Permalink":["click"],"Mobile_UFI_Share_Button":["click"],"Mobile_Feed_Photo_Permalink":["click"],"Mobile_Feed_Video_Permalink":["click"],"Mobile_Feed_Profile_Permalink":["click"],"Mobile_Feed_Story_Permalink":["click"],"Mobile_Feed_Page_Permalink":["click"],"Mobile_Feed_Group_Permalink":["click"],"Mobile_Feed_Event_Permalink":["click"],"ProfileIntroCardAddFeaturedMedia":["click"],"ProfileSectionAbout":["click"],"ProfileSectionAllRelationships":["click"],"ProfileSectionAtWork":["click"],"ProfileSectionContactBasic":["click"],"ProfileSectionEducation":["click"],"ProfileSectionOverview":["click"],"ProfileSectionPlaces":["click"],"ProfileSectionYearOverviews":["click"],"IntlPolyglotHomepage":["click"],"ProtonElementSelection":["click"]},"manual_instrumentation":false,"profile_eager_execution":true,"disable_heuristic":true,"disable_event_profiler":false},1726],["AdsInterfacesSessionConfig",[],{},2393],["TimeSliceInteractionSV",[],{"on_demand_reference_counting":true,"on_demand_profiling_counters":true,"default_rate":1000,"lite_default_rate":100,"interaction_to_lite_coinflip":{"ADS_INTERFACES_INTERACTION":0,"ads_perf_scenario":0,"ads_wait_time":0,"Event":1,"video_psr":0,"video_stall":0},"interaction_to_coinflip":{"ADS_INTERFACES_INTERACTION":1,"ads_perf_scenario":1,"ads_wait_time":1,"video_psr":1000000,"video_stall":2500000,"Event":100,"pixelcloud_view_performance":25,"intern_notify_inbox_page_load":10,"intern_notify_jewel_list_load":10,"tasks_initial_page_load":1,"watch_carousel_left_scroll":1,"watch_carousel_right_scroll":1,"watch_sections_load_more":1,"watch_discover_scroll":1,"fbpkg_ui":1,"sevmanager_powersearch_initial_page_load":10,"network_ui":1,"daiquery_interactive_query":1},"enable_heartbeat":true,"maxBlockMergeDuration":0,"maxBlockMergeDistance":0,"enable_banzai_stream":true,"user_timing_coinflip":50,"banzai_stream_coinflip":1,"compression_enabled":true,"ref_counting_fix":false,"ref_counting_cont_fix":false,"also_record_new_timeslice_format":false,"force_async_request_tracing_on":false},2609],["BanzaiConfig",[],{"EXPIRY":86400000,"MAX_SIZE":10000,"MAX_WAIT":150000,"RESTORE_WAIT":150000,"blacklist":["time_spent"],"gks":{"boosted_component":true,"boosted_pagelikes":true,"jslogger":true,"mercury_send_error_logging":true,"platform_oauth_client_events":true,"xtrackable_clientview_batch":true,"visibility_tracking":true,"graphexplorer":true,"gqls_web_logging":true,"sticker_search_ranking":true}},7],["ZeroRewriteRules",[],{"rewrite_rules":{},"whitelist":{"\/hr\/r":1,"\/hr\/p":1,"\/zero\/unsupported_browser\/":1,"\/zero\/policy\/optin":1,"\/zero\/optin\/write\/":1,"\/zero\/optin\/legal\/":1,"\/zero\/optin\/free\/":1,"\/about\/privacy\/":1,"\/about\/privacy\/update\/":1,"\/about\/privacy\/update":1,"\/zero\/toggle\/welcome\/":1,"\/zero\/toggle\/nux\/":1,"\/fup\/interstitial\/":1,"\/work\/landing":1,"\/work\/login\/":1,"\/work\/email\/":1,"\/ai.php":1,"\/js_dialog_resources\/dialog_descriptions_android.json":0,"\/connect\/jsdialog\/MPlatformAppInvitesJSDialog\/":0,"\/connect\/jsdialog\/MPlatformOAuthShimJSDialog\/":0,"\/connect\/jsdialog\/MPlatformLikeJSDialog\/":0,"\/qp\/interstitial\/":1,"\/qp\/action\/redirect\/":1,"\/qp\/action\/close\/":1,"\/zero\/support\/ineligible\/":1,"\/zero_balance_redirect\/":1,"\/zero_balance_redirect":1,"\/l.php":1,"\/lsr.php":1,"\/ajax\/dtsg\/":1,"\/checkpoint\/block\/":1,"\/exitdsite":1,"\/zero\/balance\/pixel\/":1,"\/zero\/balance\/":1,"\/zero\/balance\/carrier_landing\/":1,"\/zero\/flex\/logging\/":1,"\/tr":1,"\/tr\/":1,"\/sem_campaigns\/sem_pixel_test\/":1,"\/bookmarks\/flyout\/body\/":1,"\/zero\/subno\/":1,"\/confirmemail.php":1,"\/policies\/":1,"\/mobile\/internetdotorg\/classifier\/":1,"\/zero\/dogfooding":1,"\/xti.php":1,"\/zero\/fblite\/config\/":1,"\/lite\/":1,"\/hr\/zsh\/wc\/":1,"\/4oh4.php":1,"\/autologin.php":1,"\/birthday_help.php":1,"\/checkpoint\/":1,"\/contact-importer\/":1,"\/cr.php":1,"\/legal\/terms\/":1,"\/login.php":1,"\/login\/":1,"\/mobile\/account\/":1,"\/n\/":1,"\/remote_test_device\/":1,"\/upsell\/buy\/":1,"\/upsell\/buyconfirm\/":1,"\/upsell\/buyresult\/":1,"\/upsell\/promos\/":1,"\/upsell\/continue\/":1,"\/upsell\/h\/promos\/":1,"\/upsell\/loan\/learnmore\/":1,"\/upsell\/purchase\/":1,"\/upsell\/promos\/upgrade\/":1,"\/upsell\/buy_redirect\/":1,"\/upsell\/loan\/buyconfirm\/":1,"\/upsell\/loan\/buy\/":1,"\/upsell\/sms\/":1,"\/wap\/a\/channel\/reconnect.php":1,"\/wap\/a\/nux\/wizard\/nav.php":1,"\/wap\/appreg.php":1,"\/wap\/birthday_help.php":1,"\/wap\/c.php":1,"\/wap\/confirmemail.php":1,"\/wap\/cr.php":1,"\/wap\/login.php":1,"\/wap\/r.php":1,"\/zero\/datapolicy":1,"\/a\/timezone.php":1,"\/a\/bz":1,"\/bz\/reliability":1,"\/r.php":1,"\/mr\/":1,"\/reg\/":1,"\/registration\/log\/":1,"\/terms\/":1,"\/f123\/":1,"\/expert\/":1,"\/experts\/":1,"\/terms\/index.php":1,"\/terms.php":1,"\/srr\/":1,"\/msite\/redirect\/":1,"\/fbs\/pixel\/":1,"\/<text:soft-page-break/>contactpoint\/preconfirmation\/":1,"\/contactpoint\/cliff\/":1,"\/contactpoint\/confirm\/submit\/":1,"\/contactpoint\/confirmed\/":1,"\/contactpoint\/login\/":1,"\/preconfirmation\/contactpoint_change\/":1,"\/help\/contact\/":1,"\/survey\/":1,"\/upsell\/loyaltytopup\/accept\/":1,"\/settings\/":1}},1478]]);new (require("ServerJS"))().handle({"require":[["markJSEnabled"],["lowerDomain"],["URLFragmentPrelude"],["Primer"],["BigPipe"],["Bootloader"],["TimeSlice"],["ArtilleryOnUntilOffLogging","disable",[],[]],["BanzaiODS"],["BanzaiScuba"],["VisualCompletionGating"]]});}, "ServerJS define", {"root":true})();&lt;/script&gt;&lt;/head&gt;</text:p>
      <text:h text:style-name="P35" text:outline-level="1"/>
      <text:h text:style-name="P37" text:outline-level="1"><text:bookmark-start text:name="__RefHeading___Toc645_2309673402"/><text:alphabetical-index-mark text:string-value="Indice" text:key1="20minutos"/>HEAD 20MINUTOS<text:bookmark-end text:name="__RefHeading___Toc645_2309673402"/></text:h>
      <text:h text:style-name="P47" text:outline-level="5"><text:bookmark-start text:name="__RefHeading___Toc2098_2029431840"/><text:span text:style-name="T9">R</text:span><text:span text:style-name="T8">esumen de etiquetas </text:span><text:span text:style-name="T9">de </text:span><text:span text:style-name="T10">2</text:span><text:span text:style-name="T12">0MINUTOS.</text:span><text:bookmark-end text:name="__RefHeading___Toc2098_2029431840"/></text:h>
      <text:p text:style-name="P19"><text:span text:style-name="T28">K</text:span><text:span text:style-name="T29">eywords</text:span><text:span text:style-name="T5"> son las palabras clave por las que se posiciona en buscadores</text:span></text:p>
      <text:p text:style-name="P9"><text:span text:style-name="T23">t</text:span><text:span text:style-name="T22">itle</text:span><text:span text:style-name="T25"> titulo de la web que aparece en la barra de navegador</text:span></text:p>
      <text:p text:style-name="P31"/>
      <text:p text:style-name="P7"><text:span text:style-name="T2">Description </text:span><text:span text:style-name="T3">describe el contenido que tiene la web</text:span></text:p>
      <text:p text:style-name="P21"><text:span text:style-name="T16">R</text:span><text:span text:style-name="T17">obots</text:span><text:span text:style-name="T20"> </text:span><text:span text:style-name="T13">e</text:span><text:span text:style-name="T14">s un archivo que le manda instrucciones a los motores de busqueda para indexacion o no index…</text:span></text:p>
      <text:p text:style-name="P13"><text:span text:style-name="T22">stylesheet </text:span><text:span text:style-name="T25">es la forma que se le da a la web mediante css</text:span></text:p>
      <text:p text:style-name="P21"><text:span text:style-name="T18">s</text:span><text:span text:style-name="T19">cript</text:span><text:span text:style-name="T15"> son los script que usan</text:span></text:p>
      <text:p text:style-name="P8"><text:span text:style-name="T23">A</text:span><text:span text:style-name="T6">uthor </text:span><text:span text:style-name="T4">por quien fue creada la web</text:span></text:p>
      <text:p text:style-name="P33"/>
      <text:p text:style-name="P8"><text:span text:style-name="T2">Description </text:span><text:span text:style-name="T3">describe el contenido que tiene la web</text:span></text:p>
      <text:p text:style-name="P8"><text:span text:style-name="T6">Width device</text:span><text:span text:style-name="T4"> es </text:span><text:span text:style-name="T26">el ancho de la web</text:span></text:p>
      <text:p text:style-name="P8"><text:span text:style-name="T23">t</text:span><text:span text:style-name="T22">itle</text:span><text:span text:style-name="T25"> titulo de la web que aparece en la barra de navegador</text:span></text:p>
      <text:p text:style-name="P11"><text:span text:style-name="T22">distribution</text:span><text:span text:style-name="T25"> quien va a visualizar la web</text:span></text:p>
      <text:p text:style-name="P11"><text:span text:style-name="T22">lang </text:span><text:span text:style-name="T25">idioma de la web, como </text:span><text:span text:style-name="T22">language</text:span><text:span text:style-name="T25">.</text:span></text:p>
      <text:p text:style-name="P11"><text:span text:style-name="T22">Content type, text html, charset. </text:span><text:span text:style-name="T25">Que contenido tiene y los </text:span><text:span text:style-name="T27">tipos de </text:span><text:span text:style-name="T25">caracteres</text:span></text:p>
      <text:p text:style-name="P14"><text:span text:style-name="T22">stylesheet </text:span><text:span text:style-name="T25">es la forma que se le da a la web mediante css</text:span></text:p>
      <text:p text:style-name="P14"><text:span text:style-name="T22">text/javascript</text:span><text:span text:style-name="T25"> son los script que usan</text:span></text:p>
      <text:p text:style-name="P32">hay otros que usa, como msapplication/* que se refiere a que puedes a;adir esta web al escritorio de tu smartphone.</text:p>
      <text:h text:style-name="P45" text:outline-level="5"><text:bookmark-start text:name="__RefHeading___Toc2100_2029431840"/>DOCTYPE<text:bookmark-end text:name="__RefHeading___Toc2100_2029431840"/></text:h>
      <text:p text:style-name="P18"><text:bookmark text:name="line1104"/>&lt;!DOCTYPE html&gt;</text:p>
      <text:h text:style-name="Heading_20_5" text:outline-level="5"><text:bookmark-start text:name="__RefHeading___Toc2102_2029431840"/>HTML<text:bookmark-end text:name="__RefHeading___Toc2102_2029431840"/></text:h>
      <text:p text:style-name="P22"><text:bookmark text:name="line2101"/>&lt;html lang="es" class="no-js"&gt;</text:p>
      <text:h text:style-name="Heading_20_5" text:outline-level="5"><text:bookmark-start text:name="__RefHeading___Toc2104_2029431840"/>HEAD<text:bookmark-end text:name="__RefHeading___Toc2104_2029431840"/></text:h>
      <text:p text:style-name="P4"><text:bookmark text:name="line112"/>&lt;head&gt;</text:p>
      <text:p text:style-name="P4"><text:bookmark text:name="line411"/><text:s text:c="8"/>&lt;meta charset="utf-8"&gt;</text:p>
      <text:p text:style-name="P4"><text:bookmark text:name="line511"/>&lt;title&gt;20minutos.es - El medio social - Última hora, local, España y el mundo&lt;/title&gt;</text:p>
      <text:p text:style-name="P4"><text:bookmark text:name="line611"/>&lt;meta name="description" content="Diario de información general y local más leído de España, consulta las noticias de última hora de España, internacional, local, deportes en 20minutos" /&gt;</text:p>
      <text:p text:style-name="P4"><text:bookmark text:name="line711"/>&lt;meta name="keywords" content="20minutos, diario, periodico, periódico, A Coruña, Alicante, Asturias, Barcelona, Bilbao, Córdoba, Granada, Madrid, Malaga, Málaga, Murcia, Sevilla, Valencia, Valladolid, Vigo, Zaragoza, periodico gratuito, noticias, España, internacional, mundo, el mundo, dinero, hipotecas, opinion, última hora, ultimas noticias, deportes, politica, Cataluña, Catalunya, internet, urgente, tiempo, buscador" /&gt;</text:p>
      <text:p text:style-name="Preformatted_20_Text"><text:bookmark text:name="line82"/><text:span text:style-name="T8">&lt;link rel="dns-prefetch" href="</text:span><text:a xlink:type="simple" xlink:href="view-source:https://rs.20m.es/" text:style-name="Internet_20_link" text:visited-style-name="Visited_20_Internet_20_Link"><text:span text:style-name="T8">https://rs.20m.es</text:span></text:a><text:span text:style-name="T8">"&gt;</text:span></text:p>
      <text:p text:style-name="Preformatted_20_Text"><text:bookmark text:name="line92"/><text:span text:style-name="T8">&lt;link rel="dns-prefetch" href="</text:span><text:a xlink:type="simple" xlink:href="view-source:https://cdn.20m.es/" text:style-name="Internet_20_link" text:visited-style-name="Visited_20_Internet_20_Link"><text:span text:style-name="T8">https://cdn.20m.es</text:span></text:a><text:span text:style-name="T8">"&gt;</text:span></text:p>
      <text:p text:style-name="Preformatted_20_Text"><text:bookmark text:name="line102"/><text:span text:style-name="T8">&lt;link rel="dns-prefetch" href="</text:span><text:a xlink:type="simple" xlink:href="view-source:https://1to1.bbva.com/" text:style-name="Internet_20_link" text:visited-style-name="Visited_20_Internet_20_Link"><text:span text:style-name="T8">https://1to1.bbva.com</text:span></text:a><text:span text:style-name="T8">"&gt;</text:span></text:p>
      <text:p text:style-name="Preformatted_20_Text"><text:bookmark text:name="line113"/><text:span text:style-name="T8">&lt;link rel="dns-prefetch" href="</text:span><text:a xlink:type="simple" xlink:href="view-source:https://cdns.eu1.gigya.com/" text:style-name="Internet_20_link" text:visited-style-name="Visited_20_Internet_20_Link"><text:span text:style-name="T8">https://cdns.eu1.gigya.com</text:span></text:a><text:span text:style-name="T8">"&gt;</text:span></text:p>
      <text:p text:style-name="Preformatted_20_Text"><text:bookmark text:name="line122"/><text:span text:style-name="T8">&lt;link rel="dns-prefetch" href="</text:span><text:a xlink:type="simple" xlink:href="view-source:https://sb.scorecardresearch.com/" text:style-name="Internet_20_link" text:visited-style-name="Visited_20_Internet_20_Link"><text:span text:style-name="T8">https://sb.scorecardresearch.com</text:span></text:a><text:span text:style-name="T8">"&gt;</text:span></text:p>
      <text:p text:style-name="Preformatted_20_Text"><text:bookmark text:name="line132"/><text:span text:style-name="T8">&lt;link rel="dns-prefetch" href="</text:span><text:a xlink:type="simple" xlink:href="view-source:https://sdk.privacy-center.org/" text:style-name="Internet_20_link" text:visited-style-name="Visited_20_Internet_20_Link"><text:span text:style-name="T8">https://sdk.privacy-center.org</text:span></text:a><text:span text:style-name="T8">"&gt;</text:span></text:p>
      <text:p text:style-name="Preformatted_20_Text"><text:bookmark text:name="line142"/><text:span text:style-name="T8">&lt;link rel="dns-prefetch" href="</text:span><text:a xlink:type="simple" xlink:href="view-source:https://securepubads.g.doubleclick.net/" text:style-name="Internet_20_link" text:visited-style-name="Visited_20_Internet_20_Link"><text:span text:style-name="T8">https://securepubads.g.doubleclick.net</text:span></text:a><text:span text:style-name="T8">"&gt;</text:span></text:p>
      <text:p text:style-name="P4"><text:bookmark text:name="line151"/></text:p>
      <text:p text:style-name="P4"><text:bookmark text:name="line161"/>&lt;meta name="referrer" content="unsafe-url"&gt;</text:p>
      <text:p text:style-name="P4"><text:bookmark text:name="line171"/>&lt;meta name="apple-mobile-web-app-title" content="20minutos"&gt;</text:p>
      <text:p text:style-name="P4"><text:bookmark text:name="line181"/>&lt;meta name="application-name" content="20minutos"&gt;</text:p>
      <text:p text:style-name="P4"><text:bookmark text:name="line191"/>&lt;meta name="revisit-after" content="1 days" /&gt;</text:p>
      <text:p text:style-name="P4"><text:bookmark text:name="line201"/>&lt;meta name="origen" content="20Minutos" /&gt;</text:p>
      <text:p text:style-name="P4"><text:bookmark text:name="line211"/>&lt;meta name="author" content="20Minutos" /&gt;</text:p>
      <text:p text:style-name="P4"><text:bookmark text:name="line221"/>&lt;meta name="subject" content="noticias" /&gt;</text:p>
      <text:p text:style-name="P4"><text:bookmark text:name="line231"/>&lt;meta name="organization" content="20 Minutos Editora" /&gt;</text:p>
      <text:p text:style-name="P4"><text:bookmark text:name="line241"/>&lt;meta name="locality" content="España" /&gt;</text:p>
      <text:p text:style-name="P4"><text:bookmark text:name="line251"/>&lt;meta http-equiv="Pragma" content="no-cache" /&gt;</text:p>
      <text:p text:style-name="P4"><text:bookmark text:name="line261"/>&lt;meta http-equiv="Expires" content="0" /&gt;</text:p>
      <text:p text:style-name="P4"><text:bookmark text:name="line271"/>&lt;meta name="robots" content="index,follow" /&gt;</text:p>
      <text:p text:style-name="P4"><text:bookmark text:name="line281"/>&lt;meta http-equiv="X-UA-Compatible" content="IE=edge" /&gt;</text:p>
      <text:p text:style-name="P4"><text:bookmark text:name="line291"/><text:soft-page-break/>&lt;meta name="p:domain_verify" content="90eb218d48ef2321a337e856a9926c18"/&gt;</text:p>
      <text:p text:style-name="P4"><text:bookmark text:name="line301"/>&lt;meta http-equiv="refresh" content="600" /&gt;</text:p>
      <text:p text:style-name="P4"><text:bookmark text:name="line311"/>&lt;meta property="og:title" content="20minutos.es - El medio social - Última hora, local, España y el mundo" /&gt;</text:p>
      <text:p text:style-name="P4"><text:bookmark text:name="line321"/>&lt;meta property="og:description" content="Diario de información general y local más leído de España, consulta las noticias de última hora de España, internacional, local, deportes en 20minutos" /&gt;</text:p>
      <text:p text:style-name="P4"><text:bookmark text:name="line331"/>&lt;meta property="og:site_name" content="20minutos.es - Últimas Noticias"/&gt;</text:p>
      <text:p text:style-name="P4"><text:bookmark text:name="line341"/>&lt;meta property="fb:app_id" content="217041948309757" /&gt;</text:p>
      <text:p text:style-name="P4"><text:bookmark text:name="line351"/>&lt;meta property="fb:pages" content="38352573027" /&gt;</text:p>
      <text:p text:style-name="P4"><text:bookmark text:name="line361"/>&lt;meta property="article:publisher" content="https://www.facebook.com/20minutos.es" /&gt;</text:p>
      <text:p text:style-name="P4"><text:bookmark text:name="line371"/>&lt;meta property="article:section" content="Portada" /&gt;</text:p>
      <text:p text:style-name="P4"><text:bookmark text:name="line381"/>&lt;meta property="article:tag" content="20minutos,20m,20minutos.es,noticias,periódico,última hora,últimas noticias" /&gt;</text:p>
      <text:p text:style-name="P4"><text:bookmark text:name="line391"/></text:p>
      <text:p text:style-name="P4"><text:bookmark text:name="line401"/>&lt;meta property="og:type" content="website" /&gt;</text:p>
      <text:p text:style-name="P4"><text:bookmark text:name="line412"/>&lt;meta property="og:url" content="https://www.20minutos.es/" /&gt;</text:p>
      <text:p text:style-name="P4"><text:bookmark text:name="line421"/></text:p>
      <text:p text:style-name="P4"><text:bookmark text:name="line431"/>&lt;meta name="twitter:card" content="summary" /&gt;&lt;meta name="twitter:site" content="@20m" /&gt;</text:p>
      <text:p text:style-name="P4"><text:bookmark text:name="line441"/>&lt;!--[if gte IE 8]&gt;</text:p>
      <text:p text:style-name="P4"><text:bookmark text:name="line451"/>&lt;meta name="application-name" content="20minutos"/&gt;</text:p>
      <text:p text:style-name="P4"><text:bookmark text:name="line461"/>&lt;meta name="msapplication-tooltip" content="20minutos"/&gt;</text:p>
      <text:p text:style-name="P4"><text:bookmark text:name="line471"/>&lt;meta name="msapplication-starturl" content="/"/&gt;</text:p>
      <text:p text:style-name="P4"><text:bookmark text:name="line481"/>&lt;meta content="name=20minutos;action-uri=https://www.20minutos.es/;icon-uri=https://rs.20m.es/css4/ie9/20min.ico" name="msapplication-task" /&gt;</text:p>
      <text:p text:style-name="P4"><text:bookmark text:name="line491"/>&lt;meta content="name=20minutos en imágenes;action-uri=https://www.20minutos.es/en-imagenes/;icon-uri=https://rs.20m.es/css4/ie9/imagen.ico" name="msapplication-task" /&gt;</text:p>
      <text:p text:style-name="P4"><text:bookmark text:name="line501"/>&lt;meta content="name=20minutos TV;action-uri=https://www.20minutos.es/videos/;icon-uri=https://rs.20m.es/css4/ie9/video.ico" name="msapplication-task" /&gt;</text:p>
      <text:p text:style-name="P4"><text:bookmark text:name="line512"/>&lt;meta content="name=20minutos listas;action-uri=https://listas.20minutos.es;icon-uri=https://rs.20m.es/css4/ie9/listas.ico" name="msapplication-task" /&gt;</text:p>
      <text:p text:style-name="P4"><text:bookmark text:name="line521"/>&lt;meta content="name=20minutos sindicación;action-uri=https://www.20minutos.es/sindicacion/;icon-uri=https://rs.20m.es/css4/ie9/rss.ico" name="msapplication-task" /&gt;</text:p>
      <text:p text:style-name="P4"><text:bookmark text:name="line531"/>&lt;![endif]--&gt;</text:p>
      <text:p text:style-name="P4"><text:bookmark text:name="line541"/></text:p>
      <text:p text:style-name="Preformatted_20_Text"><text:bookmark text:name="line551"/><text:span text:style-name="T8">&lt;link rel="canonical" href="</text:span><text:a xlink:type="simple" xlink:href="view-source:https://www.20minutos.es/" text:style-name="Internet_20_link" text:visited-style-name="Visited_20_Internet_20_Link"><text:span text:style-name="T8">https://www.20minutos.es/</text:span></text:a><text:span text:style-name="T8">" /&gt;</text:span></text:p>
      <text:p text:style-name="P4"><text:bookmark text:name="line561"/></text:p>
      <text:p text:style-name="P4"><text:bookmark text:name="line571"/></text:p>
      <text:p text:style-name="Preformatted_20_Text"><text:bookmark text:name="line581"/><text:span text:style-name="T8">&lt;link rel="alternate" hreflang="es" href="</text:span><text:a xlink:type="simple" xlink:href="view-source:https://www.20minutos.es/" text:style-name="Internet_20_link" text:visited-style-name="Visited_20_Internet_20_Link"><text:span text:style-name="T8">https://www.20minutos.es/</text:span></text:a><text:span text:style-name="T8">" /&gt;</text:span></text:p>
      <text:p text:style-name="Preformatted_20_Text"><text:bookmark text:name="line591"/><text:span text:style-name="T8">&lt;link rel="alternate" hreflang="es-MX" href="</text:span><text:a xlink:type="simple" xlink:href="view-source:https://www.20minutos.com.mx/" text:style-name="Internet_20_link" text:visited-style-name="Visited_20_Internet_20_Link"><text:span text:style-name="T8">https://www.20minutos.com.mx/</text:span></text:a><text:span text:style-name="T8">" /&gt;</text:span></text:p>
      <text:p text:style-name="Preformatted_20_Text"><text:bookmark text:name="line601"/><text:span text:style-name="T8">&lt;link rel="alternate" hreflang="es-US" href="</text:span><text:a xlink:type="simple" xlink:href="view-source:https://www.20minutos.com/" text:style-name="Internet_20_link" text:visited-style-name="Visited_20_Internet_20_Link"><text:span text:style-name="T8">https://www.20minutos.com/</text:span></text:a><text:span text:style-name="T8">" /&gt;</text:span></text:p>
      <text:p text:style-name="Preformatted_20_Text"><text:bookmark text:name="line612"/><text:span text:style-name="T8">&lt;link rel="alternate" hreflang="fr" href="</text:span><text:a xlink:type="simple" xlink:href="view-source:http://www.20minutes.fr/" text:style-name="Internet_20_link" text:visited-style-name="Visited_20_Internet_20_Link"><text:span text:style-name="T8">http://www.20minutes.fr/</text:span></text:a><text:span text:style-name="T8">" /&gt;</text:span></text:p>
      <text:p text:style-name="P4"><text:bookmark text:name="line621"/></text:p>
      <text:p text:style-name="Preformatted_20_Text"><text:bookmark text:name="line631"/><text:span text:style-name="T8">&lt;link rel="publisher" href="</text:span><text:a xlink:type="simple" xlink:href="view-source:https://plus.google.com/+20minutos" text:style-name="Internet_20_link" text:visited-style-name="Visited_20_Internet_20_Link"><text:span text:style-name="T8">https://plus.google.com/+20minutos</text:span></text:a><text:span text:style-name="T8">" /&gt;</text:span></text:p>
      <text:p text:style-name="Preformatted_20_Text"><text:bookmark text:name="line641"/><text:span text:style-name="T8">&lt;link rel="alternate" href="</text:span><text:a xlink:type="simple" xlink:href="android-app://com.pocketwidget.veinte_minutos/https/www.20minutos.es/" text:style-name="Internet_20_link" text:visited-style-name="Visited_20_Internet_20_Link"><text:span text:style-name="T8">android-app://com.pocketwidget.veinte_minutos/https/www.20minutos.es/</text:span></text:a><text:span text:style-name="T8">" /&gt;</text:span></text:p>
      <text:p text:style-name="P4"><text:bookmark text:name="line651"/></text:p>
      <text:p text:style-name="P4"><text:bookmark text:name="line661"/>&lt;!--[if lt IE 9]&gt;</text:p>
      <text:p text:style-name="P4"><text:bookmark text:name="line671"/>&lt;script&gt;</text:p>
      <text:p text:style-name="P4"><text:bookmark text:name="line681"/>document.createElement('header');</text:p>
      <text:p text:style-name="P4"><text:bookmark text:name="line691"/>document.createElement('nav');</text:p>
      <text:p text:style-name="P4"><text:bookmark text:name="line701"/>document.createElement('section');</text:p>
      <text:p text:style-name="P4"><text:bookmark text:name="line712"/>document.createElement('article');</text:p>
      <text:p text:style-name="P4"><text:bookmark text:name="line721"/>document.createElement('aside');</text:p>
      <text:p text:style-name="P4"><text:bookmark text:name="line731"/>document.createElement('footer');</text:p>
      <text:p text:style-name="P4"><text:bookmark text:name="line741"/>document.createElement('hgroup');</text:p>
      <text:p text:style-name="P4"><text:bookmark text:name="line751"/>&lt;/script&gt;</text:p>
      <text:p text:style-name="P4"><text:bookmark text:name="line761"/>&lt;![endif]--&gt;</text:p>
      <text:p text:style-name="P4"><text:bookmark text:name="line771"/></text:p>
      <text:p text:style-name="P4"><text:bookmark text:name="line781"/><text:s text:c="8"/></text:p>
      <text:p text:style-name="Preformatted_20_Text"><text:bookmark text:name="line791"/><text:span text:style-name="T8">&lt;link rel="alternate" title="RSS 20Minutos" href="</text:span><text:a xlink:type="simple" xlink:href="view-source:https://www.20minutos.es/rss/" text:style-name="Internet_20_link" text:visited-style-name="Visited_20_Internet_20_Link"><text:span text:style-name="T8">https://www.20minutos.es/rss/</text:span></text:a><text:span text:style-name="T8">" type="application/rss+xml" /&gt;</text:span></text:p>
      <text:p text:style-name="P4"><text:bookmark text:name="line801"/></text:p>
      <text:p text:style-name="P4"><text:bookmark text:name="line811"/><text:s text:c="8"/></text:p>
      <text:p text:style-name="Preformatted_20_Text"><text:bookmark text:name="line821"/><text:span text:style-name="T8">&lt;link rel="stylesheet" type="text/css" href="</text:span><text:a xlink:type="simple" xlink:href="view-source:https://rs.20m.es/css4/default.css?20190903" text:style-name="Internet_20_link" text:visited-style-name="Visited_20_Internet_20_Link"><text:span text:style-name="T8">https://rs.20m.es/css4/default.css?20190903</text:span></text:a><text:span text:style-name="T8">" /&gt;</text:span></text:p>
      <text:p text:style-name="Preformatted_20_Text"><text:bookmark text:name="line83"/><text:span text:style-name="T8">&lt;link rel="stylesheet" type="text/css" href="</text:span><text:a xlink:type="simple" xlink:href="view-source:https://rs.20m.es/css4/default-fix.css?20190903" text:style-name="Internet_20_link" text:visited-style-name="Visited_20_Internet_20_Link"><text:span text:style-name="T8">https://rs.20m.es/css4/default-fix.css?20190903</text:span></text:a><text:span text:style-name="T8">" /&gt;</text:span></text:p>
      <text:p text:style-name="P4"><text:bookmark text:name="line84"/></text:p>
      <text:p text:style-name="Preformatted_20_Text"><text:bookmark text:name="line85"/><text:span text:style-name="T8">&lt;link rel="stylesheet" type="text/css" media="all" title="default" href="</text:span><text:a xlink:type="simple" xlink:href="view-source:https://rs.20m.es/css4/styles.min.css?20190903" text:style-name="Internet_20_link" text:visited-style-name="Visited_20_Internet_20_Link"><text:span text:style-name="T8">https://rs.20m.es/css4/styles.min.css?20190903</text:span></text:a><text:span text:style-name="T8">" /&gt;</text:span></text:p>
      <text:p text:style-name="P4"><text:bookmark text:name="line86"/><text:soft-page-break/>&lt;!--[if IE 7]&gt;</text:p>
      <text:p text:style-name="P4"><text:bookmark text:name="line87"/>&lt;link rel="stylesheet" type="text/css" media="all" title="ie7-styles" href="https://rs.20m.es/css4/ie7.css?20190326" /&gt;</text:p>
      <text:p text:style-name="P4"><text:bookmark text:name="line88"/>&lt;![endif]--&gt;</text:p>
      <text:p text:style-name="Preformatted_20_Text"><text:bookmark text:name="line89"/><text:span text:style-name="T8">&lt;link rel="stylesheet" type="text/css" media="all and (min-device-width: 481px) and (max-device-width: 1024px)" href="</text:span><text:a xlink:type="simple" xlink:href="view-source:https://rs.20m.es/css4/ipad.css?20110414c" text:style-name="Internet_20_link" text:visited-style-name="Visited_20_Internet_20_Link"><text:span text:style-name="T8">https://rs.20m.es/css4/ipad.css?20110414c</text:span></text:a><text:span text:style-name="T8">" /&gt;</text:span></text:p>
      <text:p text:style-name="Preformatted_20_Text"><text:bookmark text:name="line90"/><text:span text:style-name="T8">&lt;link rel="stylesheet" type="text/css" href="</text:span><text:a xlink:type="simple" xlink:href="view-source:https://rs.20m.es/css4/elecciones20N.css?20190903" text:style-name="Internet_20_link" text:visited-style-name="Visited_20_Internet_20_Link"><text:span text:style-name="T8">https://rs.20m.es/css4/elecciones20N.css?20190903</text:span></text:a><text:span text:style-name="T8">" /&gt;</text:span></text:p>
      <text:p text:style-name="Preformatted_20_Text"><text:bookmark text:name="line911"/><text:span text:style-name="T8">&lt;link rel="stylesheet" type="text/css" href="</text:span><text:a xlink:type="simple" xlink:href="view-source:https://rs.20m.es/css4/modulos.css?20190820" text:style-name="Internet_20_link" text:visited-style-name="Visited_20_Internet_20_Link"><text:span text:style-name="T8">https://rs.20m.es/css4/modulos.css?20190820</text:span></text:a><text:span text:style-name="T8">" /&gt;</text:span></text:p>
      <text:p text:style-name="Preformatted_20_Text"><text:bookmark text:name="line921"/><text:span text:style-name="T8">&lt;link rel="stylesheet" type="text/css" href="</text:span><text:a xlink:type="simple" xlink:href="view-source:https://rs.20m.es/css4/colorbox.css?20180122" text:style-name="Internet_20_link" text:visited-style-name="Visited_20_Internet_20_Link"><text:span text:style-name="T8">https://rs.20m.es/css4/colorbox.css?20180122</text:span></text:a><text:span text:style-name="T8">" /&gt;</text:span></text:p>
      <text:p text:style-name="Preformatted_20_Text"><text:bookmark text:name="line93"/><text:span text:style-name="T8">&lt;link rel="stylesheet" type="text/css" href="</text:span><text:a xlink:type="simple" xlink:href="view-source:https://rs.20m.es/css4/app/widget.css?20180122" text:style-name="Internet_20_link" text:visited-style-name="Visited_20_Internet_20_Link"><text:span text:style-name="T8">https://rs.20m.es/css4/app/widget.css?20180122</text:span></text:a><text:span text:style-name="T8">" /&gt;</text:span></text:p>
      <text:p text:style-name="P4"><text:bookmark text:name="line94"/></text:p>
      <text:p text:style-name="P4"><text:bookmark text:name="line95"/><text:s text:c="8"/>&lt;script&gt;// Didomi SDK</text:p>
      <text:p text:style-name="P4"><text:bookmark text:name="line96"/>// https://developers.didomi.io/privacy-management/sdk-and-api/sdk/website-setup</text:p>
      <text:p text:style-name="P4"><text:bookmark text:name="line97"/></text:p>
      <text:p text:style-name="P4"><text:bookmark text:name="line98"/>var gdprAppliesGlobally = true;</text:p>
      <text:p text:style-name="P4"><text:bookmark text:name="line99"/></text:p>
      <text:p text:style-name="P4"><text:bookmark text:name="line100"/>(function(){function n(){if(!window.frames.__cmpLocator){if(document.body&amp;&amp;document.body.firstChild){var e=document.body;var t=document.createElement("iframe");t.style.display="none";t.name="__cmpLocator";e.insertBefore(t,e.firstChild)}else{setTimeout(n,5)}}}function e(e,t,n){if(typeof n!=="function"){return}if(!window.__cmpBuffer){window.__cmpBuffer=[]}if(e==="ping"){n({gdprAppliesGlobally:gdprAppliesGlobally,cmpLoaded:false},true)}else{window.__cmpBuffer.push({command:e,parameter:t,callback:n})}}e.stub=true;function t(a){if(!window.__cmp||window.__cmp.stub!==true){return}if(!a.data){return}var r=typeof a.data==="string";var e;try{e=r?JSON.parse(a.data):a.data}catch(t){return}if(e.__cmpCall){var i=e.__cmpCall;window.__cmp(i.command,i.parameter,function(e,t){var n={__cmpReturn:{returnValue:e,success:t,callId:i.callId}};a.source.postMessage(r?JSON.stringify(n):n,"*")})}}if(typeof window.__cmp!=="function"){window.__cmp=e;if(window.addEventListener){window.addEventListener("message",t,false)}else{window.attachEvent("onmessage",t)}}n()})();</text:p>
      <text:p text:style-name="P4"><text:bookmark text:name="line1011"/></text:p>
      <text:p text:style-name="P4"><text:bookmark text:name="line1021"/>window.didomiConfig = {</text:p>
      <text:p text:style-name="P4"><text:bookmark text:name="line103"/><text:s text:c="4"/>languages: {</text:p>
      <text:p text:style-name="P4"><text:bookmark text:name="line104"/><text:s text:c="8"/>enabled: ['es'],</text:p>
      <text:p text:style-name="P4"><text:bookmark text:name="line105"/><text:s text:c="8"/>default: 'es'</text:p>
      <text:p text:style-name="P4"><text:bookmark text:name="line106"/><text:s text:c="4"/>},</text:p>
      <text:p text:style-name="P4"><text:bookmark text:name="line107"/><text:s text:c="4"/>tagManager: {</text:p>
      <text:p text:style-name="P4"><text:bookmark text:name="line108"/><text:s text:c="8"/>provider: 'didomi'</text:p>
      <text:p text:style-name="P4"><text:bookmark text:name="line109"/><text:s text:c="4"/>},</text:p>
      <text:p text:style-name="P4"><text:bookmark text:name="line1101"/><text:s text:c="4"/>notice: {</text:p>
      <text:p text:style-name="P4"><text:bookmark text:name="line1111"/><text:s text:c="8"/>position: 'bottom',</text:p>
      <text:p text:style-name="P4"><text:bookmark text:name="line1121"/><text:s text:c="8"/>closeOnClick: true,</text:p>
      <text:p text:style-name="P4"><text:bookmark text:name="line1131"/><text:s text:c="8"/>content: {</text:p>
      <text:p text:style-name="P4"><text:bookmark text:name="line114"/><text:s text:c="12"/>notice: {</text:p>
      <text:p text:style-name="P4"><text:bookmark text:name="line115"/><text:s text:c="16"/>es: 'Utilizamos cookies propias y de terceros y tecnologías similares para almacenar y administrar las preferencias del Usuario, enviar publicidad adaptada al Usuario, habilitar contenido y recolectar datos analíticos y de uso, así como para garantizar el correcto funcionamiento de esta web. Si continua navegando por esta web, estará aceptando su instalación en los términos indicados en nuestra &lt;a href="https://www.20minutos.es/documento/cookie/" target="_blank"&gt;Política de cookies&lt;/a&gt;'</text:p>
      <text:p text:style-name="P4"><text:bookmark text:name="line116"/><text:s text:c="12"/>},</text:p>
      <text:p text:style-name="P4"><text:bookmark text:name="line117"/><text:s text:c="12"/>dismiss: {</text:p>
      <text:p text:style-name="P4"><text:bookmark text:name="line118"/><text:s text:c="16"/>es: 'Estoy de acuerdo'</text:p>
      <text:p text:style-name="P4"><text:bookmark text:name="line119"/><text:s text:c="12"/>},</text:p>
      <text:p text:style-name="P4"><text:bookmark text:name="line120"/><text:s text:c="12"/>learnMore: {</text:p>
      <text:p text:style-name="P4"><text:bookmark text:name="line1211"/><text:s text:c="16"/>es: 'Quiero saber más'</text:p>
      <text:p text:style-name="P4"><text:bookmark text:name="line1221"/><text:s text:c="12"/>}</text:p>
      <text:p text:style-name="P4"><text:bookmark text:name="line123"/><text:s text:c="8"/>}</text:p>
      <text:p text:style-name="P4"><text:bookmark text:name="line124"/><text:s text:c="4"/>},</text:p>
      <text:p text:style-name="P4"><text:bookmark text:name="line125"/><text:s text:c="4"/>preferences: {</text:p>
      <text:p text:style-name="P4"><text:bookmark text:name="line126"/><text:s text:c="8"/>defaultChoice: true,</text:p>
      <text:p text:style-name="P4"><text:bookmark text:name="line127"/><text:s text:c="8"/>content: {</text:p>
      <text:p text:style-name="P4"><text:bookmark text:name="line128"/><text:s text:c="12"/>title: {</text:p>
      <text:p text:style-name="P4"><text:bookmark text:name="line129"/><text:s text:c="16"/>es: '&lt;h2&gt;Bienvenido a 20minutos&lt;/h2&gt;'</text:p>
      <text:p text:style-name="P4"><text:bookmark text:name="line130"/><text:s text:c="12"/>},</text:p>
      <text:p text:style-name="P4"><text:bookmark text:name="line1311"/><text:s text:c="12"/>text: {</text:p>
      <text:p text:style-name="P4"><text:bookmark text:name="line1321"/><text:soft-page-break/><text:s text:c="16"/>es: '&lt;h3&gt;¿Qué tipos de cookies existen?&lt;/h3&gt;&lt;p&gt;Las cookies pueden clasificarse en tres categorías: según quién sea la entidad que gestione el equipo o dominio desde donde se envían las cookies y trate los datos; según el periodo de tiempo en el que permanecen activas en el equipo terminal; y según la finalidad para la que se traten los datos obtenidos.&lt;/p&gt;&lt;h3&gt;¿Por qué es importante su consentimiento?&lt;/h3&gt;&lt;p&gt;De conformidad con la Ley 34/2002, de 11 de julio, de Servicios de la Sociedad de la Información y Comercio Electrónico, 20minutos podrá instalar cookies en el terminal de los Usuarios a condición de que estos hayan prestado su consentimiento después de que se les haya proporcionado información clara y completa sobre su utilización. El objetivo de esta Política es facilitar dicha información de un modo útil para el Usuario.&lt;/p&gt;&lt;p&gt;Sin embargo, debe advertirse que no todas las cookies tienen la misma consideración desde el punto de vista legal. Algunas cookies, por no considerarse intrusivas están exentas de la obligación de ser informadas. Estas son cookies que permiten la comunicación entre el equipo del Usuario y la red, así como las que estrictamente prestan un servicio expresamente solicitado por el Usuario, como por ejemplo:&lt;br&gt;&lt;ul&gt;&lt;li&gt;Cookies de entrada del Usuario.&lt;/li&gt;&lt;li&gt;Cookies de autenticación o identificación de Usuario (únicamente de sesión).&lt;/li&gt;&lt;li&gt;Cookies de seguridad del Usuario.&lt;/li&gt;&lt;li&gt;Cookies de sesión de reproductor multimedia.&lt;/li&gt;&lt;li&gt;Cookies de sesión para equilibrar la carga.&lt;/li&gt;&lt;li&gt;Cookies de personalización de la interfaz de Usuario.&lt;/li&gt;&lt;li&gt;Cookies de complemento (plug-in) para intercambiar contenidos sociales.&lt;/li&gt;&lt;/ul&gt;&lt;/p&gt;&lt;h3&gt;Gestione su consentimiento&lt;/h3&gt;'</text:p>
      <text:p text:style-name="P4"><text:bookmark text:name="line133"/><text:s text:c="12"/>},</text:p>
      <text:p text:style-name="P4"><text:bookmark text:name="line134"/><text:s text:c="12"/>save: {</text:p>
      <text:p text:style-name="P4"><text:bookmark text:name="line135"/><text:s text:c="16"/>es: 'Guardar'</text:p>
      <text:p text:style-name="P4"><text:bookmark text:name="line136"/><text:s text:c="12"/>}</text:p>
      <text:p text:style-name="P4"><text:bookmark text:name="line137"/><text:s text:c="8"/>},</text:p>
      <text:p text:style-name="P4"><text:bookmark text:name="line138"/><text:s text:c="8"/>information: {</text:p>
      <text:p text:style-name="P4"><text:bookmark text:name="line139"/><text:s text:c="12"/>enable: true,</text:p>
      <text:p text:style-name="P4"><text:bookmark text:name="line140"/><text:s text:c="12"/>content: {</text:p>
      <text:p text:style-name="P4"><text:bookmark text:name="line1411"/><text:s text:c="16"/>text: {</text:p>
      <text:p text:style-name="P4"><text:bookmark text:name="line1421"/><text:s text:c="20"/>es: '&lt;p&gt;En esta página encontrará información sobre nuestra Política de recogida y tratamiento de Cookies en 20minutos.es, y los siguientes subdominios: (i) listas.20minutos.es (ii) blogs.20minutos.es (iii) lablogoteca.20minutos.es y (iv) microsites.20minutos.es. Puede leer toda la política de cookies de 20 Minutos editora pinchando &lt;a href="https://www.20minutos.es/documento/cookie/" target="_blank"&gt;aquí&lt;/a&gt;.&lt;/p&gt;&lt;h3&gt;¿Qué son las cookies y para que se utilizan?&lt;/h3&gt;&lt;p&gt;Las cookies son ficheros o archivos que se descargan en el ordenador/smartphone/Tablet del Usuario cuando éste accede a determinadas páginas web.&lt;/p&gt;&lt;p&gt;Las cookies permiten almacenar ciertos datos sobre el dispositivo del Usuario o sobre la navegación del mismo. La mayoría de las cookies se asocian a un usuario, ordenador y dispositivo no identificable en el sentido de que no proporcionan referencias que permitan conocer datos personales.&lt;/p&gt;&lt;h3&gt;¿Cómo puedo administrar las cookies?&lt;/h3&gt;&lt;p&gt;Puede administrar las cookies en la configuración del navegador. La configuración de los navegadores puede variar un poco; así que, para administrar las cookies debe consultar la configuración correspondiente dentro de su navegador.&lt;/p&gt;&lt;p&gt;Le indicamos los siguientes enlaces, donde podrá encontrar más información sobre la configuración de cookies en los diferentes navegadores:&lt;br&gt;&lt;ul&gt;&lt;li&gt;&lt;a href="http://support.google.com/chrome/bin/answer.py?hl=es&amp;answer=95647" target="_blank"&gt;Chrome&lt;/a&gt;&lt;/li&gt;&lt;li&gt;&lt;a href="https://support.google.com/chrome/answer/114662?hl=es&amp;rd=1" target="_blank"&gt;Chrome para Android&lt;/a&gt;&lt;/li&gt;&lt;li&gt;&lt;a href="http://windows.microsoft.com/es-es/windows7/how-to-manage-cookies-in-internet-explorer-9" target="_blank"&gt;Explorer&lt;/a&gt;&lt;/li&gt;&lt;li&gt;&lt;a href="http://support.mozilla.org/es/kb/habilitar-y-deshabilitar-cookies-que-los-sitios-we" target="_blank"&gt;Firefox&lt;/a&gt;&lt;/li&gt;&lt;li&gt;&lt;a href="https://support.apple.com/kb/ph5042?locale=en_US" target="_blank"&gt;Safari &lt;/a&gt;&lt;/li&gt;&lt;li&gt;&lt;a href="https://support.apple.com/kb/ph5042?locale=en_US" target="_blank"&gt;Safari para IOS &lt;/a&gt;&lt;/li&gt;&lt;li&gt;&lt;a href="https://privacy.microsoft.com/en-us/windows-10-microsoft-edge-and-privacy" target="_blank"&gt;Windows 10: Microsoft Edge&lt;/a&gt;&lt;/li&gt;&lt;/ul&gt;&lt;/p&gt;&lt;p&gt;20minutos actualizará los anteriores enlaces proporcionados en esta política de cookies de forma regular. Sin embargo, es posible que, en algunos momentos, éstos no correspondan con la última versión publicada por el desarrollador de cada navegador.&lt;/p&gt;&lt;p&gt;Existen también algunos recursos de utilidad que ofrecen información detallada sobre los tipos de cookies, cómo se utilizan y cómo puede administrar sus preferencias de cookies en &lt;a href="http://www.aboutcookies.org/" target="_blank"&gt;About Cookies&lt;/a&gt; o en &lt;a href="http://www.allaboutcookies.org/" target="_blank"&gt;All About Cookies&lt;/a&gt;.&lt;/p&gt;'</text:p>
      <text:p text:style-name="P4"><text:bookmark text:name="line143"/><text:s text:c="16"/>},</text:p>
      <text:p text:style-name="P4"><text:bookmark text:name="line144"/><text:s text:c="16"/>learnMore: {</text:p>
      <text:p text:style-name="P4"><text:bookmark text:name="line145"/><text:s text:c="20"/>es: 'Quiero saber más'</text:p>
      <text:p text:style-name="P4"><text:bookmark text:name="line146"/><text:s text:c="16"/>},</text:p>
      <text:p text:style-name="P4"><text:bookmark text:name="line147"/><text:s text:c="16"/>agreeAndClose: {</text:p>
      <text:p text:style-name="P4"><text:bookmark text:name="line148"/><text:s text:c="20"/>es: 'Estoy de acuerdo'</text:p>
      <text:p text:style-name="P4"><text:bookmark text:name="line149"/><text:s text:c="16"/>}</text:p>
      <text:p text:style-name="P4"><text:bookmark text:name="line150"/><text:s text:c="12"/>}</text:p>
      <text:p text:style-name="P4"><text:bookmark text:name="line1511"/><text:s text:c="8"/>}</text:p>
      <text:p text:style-name="P4"><text:bookmark text:name="line152"/><text:s text:c="4"/>},</text:p>
      <text:p text:style-name="P4"><text:bookmark text:name="line153"/><text:s text:c="4"/>website: {</text:p>
      <text:p text:style-name="P4"><text:bookmark text:name="line154"/><text:s text:c="8"/>apiKey: "6e7011c3-735d-4a5c-b4d8-c8b97a71fd01",</text:p>
      <text:p text:style-name="P4"><text:bookmark text:name="line155"/><text:soft-page-break/><text:s text:c="8"/>name: "20minutos",</text:p>
      <text:p text:style-name="P4"><text:bookmark text:name="line156"/><text:s text:c="8"/>privacyPolicyURL: "https://www.20minutos.es/documento/privacy/",</text:p>
      <text:p text:style-name="P4"><text:bookmark text:name="line157"/><text:s text:c="8"/>vendors: {</text:p>
      <text:p text:style-name="P4"><text:bookmark text:name="line158"/><text:s text:c="12"/>didomi: ["google", "salesforce"],</text:p>
      <text:p text:style-name="P4"><text:bookmark text:name="line159"/><text:s text:c="12"/>iab: {</text:p>
      <text:p text:style-name="P4"><text:bookmark text:name="line160"/><text:s text:c="16"/>all: true</text:p>
      <text:p text:style-name="P4"><text:bookmark text:name="line1611"/><text:s text:c="12"/>},</text:p>
      <text:p text:style-name="P4"><text:bookmark text:name="line162"/><text:s text:c="12"/>custom: [</text:p>
      <text:p text:style-name="P4"><text:bookmark text:name="line163"/><text:s text:c="16"/>{</text:p>
      <text:p text:style-name="P4"><text:bookmark text:name="line164"/><text:s text:c="20"/>id: 'vendor-bbva',</text:p>
      <text:p text:style-name="P4"><text:bookmark text:name="line165"/><text:s text:c="20"/>name: 'BBVA',</text:p>
      <text:p text:style-name="P4"><text:bookmark text:name="line166"/><text:s text:c="20"/>purposeIds: ['analytics'],</text:p>
      <text:p text:style-name="P4"><text:bookmark text:name="line167"/><text:s text:c="20"/>policyUrl: 'https://www.bbva.com/es/aviso-legal'</text:p>
      <text:p text:style-name="P4"><text:bookmark text:name="line168"/><text:s text:c="16"/>},</text:p>
      <text:p text:style-name="P4"><text:bookmark text:name="line169"/><text:s text:c="16"/>{</text:p>
      <text:p text:style-name="P4"><text:bookmark text:name="line170"/><text:s text:c="20"/>id: 'vendor-dogtrack',</text:p>
      <text:p text:style-name="P4"><text:bookmark text:name="line1711"/><text:s text:c="20"/>name: 'Dogtrack',</text:p>
      <text:p text:style-name="P4"><text:bookmark text:name="line172"/><text:s text:c="20"/>purposeIds: ['analytics'],</text:p>
      <text:p text:style-name="P4"><text:bookmark text:name="line173"/><text:s text:c="20"/>policyUrl: 'https://www.dogtrack.es/wp-content/uploads/POLITICA-DE-PRIVACIDAD-DIRIGIDA-DE-LOS-USUARIOS-DE-LOS-SITIOS-WEB-DE-LOS-CLIENTES-DE-DOGTRACK.pdf'</text:p>
      <text:p text:style-name="P4"><text:bookmark text:name="line174"/><text:s text:c="16"/>},</text:p>
      <text:p text:style-name="P4"><text:bookmark text:name="line175"/><text:s text:c="16"/>{</text:p>
      <text:p text:style-name="P4"><text:bookmark text:name="line176"/><text:s text:c="20"/>id: 'vendor-prometeo',</text:p>
      <text:p text:style-name="P4"><text:bookmark text:name="line177"/><text:s text:c="20"/>name: 'Prometeo',</text:p>
      <text:p text:style-name="P4"><text:bookmark text:name="line178"/><text:s text:c="20"/>purposeIds: ['analytics', 'cookies', 'advertising_personalization', 'ad_delivery', 'content_personalization'],</text:p>
      <text:p text:style-name="P4"><text:bookmark text:name="line179"/><text:s text:c="20"/>policyUrl: 'https://www.henneo.com/politica-privacidad-prometeo/'</text:p>
      <text:p text:style-name="P4"><text:bookmark text:name="line180"/><text:s text:c="16"/>}</text:p>
      <text:p text:style-name="P4"><text:bookmark text:name="line1811"/><text:s text:c="12"/>]</text:p>
      <text:p text:style-name="P4"><text:bookmark text:name="line182"/><text:s text:c="8"/>}</text:p>
      <text:p text:style-name="P4"><text:bookmark text:name="line183"/><text:s text:c="4"/>},</text:p>
      <text:p text:style-name="P4"><text:bookmark text:name="line184"/><text:s text:c="4"/>integrations: {</text:p>
      <text:p text:style-name="P4"><text:bookmark text:name="line185"/><text:s text:c="8"/>vendors: {</text:p>
      <text:p text:style-name="P4"><text:bookmark text:name="line186"/><text:s text:c="12"/>'salesforce-dmp': {</text:p>
      <text:p text:style-name="P4"><text:bookmark text:name="line187"/><text:s text:c="16"/>enable: true,</text:p>
      <text:p text:style-name="P4"><text:bookmark text:name="line188"/><text:s text:c="16"/>namespace: 'henneo'</text:p>
      <text:p text:style-name="P4"><text:bookmark text:name="line189"/><text:s text:c="12"/>}</text:p>
      <text:p text:style-name="P4"><text:bookmark text:name="line190"/><text:s text:c="8"/>}</text:p>
      <text:p text:style-name="P4"><text:bookmark text:name="line1911"/><text:s text:c="4"/>}</text:p>
      <text:p text:style-name="P4"><text:bookmark text:name="line192"/></text:p>
      <text:p text:style-name="P4"><text:bookmark text:name="line193"/>};</text:p>
      <text:p text:style-name="P4"><text:bookmark text:name="line194"/></text:p>
      <text:p text:style-name="P4"><text:bookmark text:name="line195"/>window.didomiOnReady = window.didomiOnReady || [];</text:p>
      <text:p text:style-name="P4"><text:bookmark text:name="line196"/>window.didomiOnReady.push(function (Didomi) {</text:p>
      <text:p text:style-name="P4"><text:bookmark text:name="line197"/></text:p>
      <text:p text:style-name="P4"><text:bookmark text:name="line198"/><text:s text:c="4"/>// Custom scroll integration</text:p>
      <text:p text:style-name="P4"><text:bookmark text:name="line199"/><text:s text:c="4"/>var attachEvents = function()</text:p>
      <text:p text:style-name="P4"><text:bookmark text:name="line200"/><text:s text:c="4"/>{</text:p>
      <text:p text:style-name="P4"><text:bookmark text:name="line2011"/><text:s text:c="8"/>window.addEventListener('scroll', setUserAgree, false);</text:p>
      <text:p text:style-name="P4"><text:bookmark text:name="line202"/><text:s text:c="4"/>};</text:p>
      <text:p text:style-name="P4"><text:bookmark text:name="line203"/></text:p>
      <text:p text:style-name="P4"><text:bookmark text:name="line204"/><text:s text:c="4"/>var removeEvents = function()</text:p>
      <text:p text:style-name="P4"><text:bookmark text:name="line205"/><text:s text:c="4"/>{</text:p>
      <text:p text:style-name="P4"><text:bookmark text:name="line206"/><text:s text:c="8"/>window.removeEventListener('scroll', setUserAgree, false);</text:p>
      <text:p text:style-name="P4"><text:bookmark text:name="line207"/><text:s text:c="4"/>};</text:p>
      <text:p text:style-name="P4"><text:bookmark text:name="line208"/></text:p>
      <text:p text:style-name="P4"><text:bookmark text:name="line209"/><text:s text:c="4"/>var setUserAgree = function()</text:p>
      <text:p text:style-name="P4"><text:bookmark text:name="line210"/><text:s text:c="4"/>{</text:p>
      <text:p text:style-name="P4"><text:bookmark text:name="line2111"/><text:s text:c="8"/>removeEvents();</text:p>
      <text:p text:style-name="P4"><text:bookmark text:name="line212"/><text:s text:c="8"/>Didomi.setUserAgreeToAll();</text:p>
      <text:p text:style-name="P4"><text:bookmark text:name="line213"/><text:s text:c="4"/>};</text:p>
      <text:p text:style-name="P4"><text:bookmark text:name="line214"/></text:p>
      <text:p text:style-name="P4"><text:bookmark text:name="line215"/><text:s text:c="4"/>if (Didomi.notice.isVisible())</text:p>
      <text:p text:style-name="P4"><text:bookmark text:name="line216"/><text:s text:c="4"/>{</text:p>
      <text:p text:style-name="P4"><text:bookmark text:name="line217"/><text:soft-page-break/><text:s text:c="8"/>attachEvents();</text:p>
      <text:p text:style-name="P4"><text:bookmark text:name="line218"/><text:s text:c="4"/>}</text:p>
      <text:p text:style-name="P4"><text:bookmark text:name="line219"/><text:s text:c="4"/>else</text:p>
      <text:p text:style-name="P4"><text:bookmark text:name="line220"/><text:s text:c="4"/>{</text:p>
      <text:p text:style-name="P4"><text:bookmark text:name="line2211"/><text:s text:c="8"/>Didomi.on('notice.shown', function() {</text:p>
      <text:p text:style-name="P4"><text:bookmark text:name="line222"/><text:s text:c="12"/>attachEvents();</text:p>
      <text:p text:style-name="P4"><text:bookmark text:name="line223"/><text:s text:c="8"/>});</text:p>
      <text:p text:style-name="P4"><text:bookmark text:name="line224"/><text:s text:c="4"/>}</text:p>
      <text:p text:style-name="P4"><text:bookmark text:name="line225"/></text:p>
      <text:p text:style-name="P4"><text:bookmark text:name="line226"/><text:s text:c="4"/>// Custom DFP integration to set anonymous or personalized requests</text:p>
      <text:p text:style-name="P4"><text:bookmark text:name="line227"/><text:s text:c="4"/>var setDFPAnonymousRequests = function() {</text:p>
      <text:p text:style-name="P4"><text:bookmark text:name="line228"/><text:s text:c="8"/>setDFPAnonymousOrPersonalizedRequests(1);</text:p>
      <text:p text:style-name="P4"><text:bookmark text:name="line229"/><text:s text:c="4"/>};</text:p>
      <text:p text:style-name="P4"><text:bookmark text:name="line230"/></text:p>
      <text:p text:style-name="P4"><text:bookmark text:name="line2311"/><text:s text:c="4"/>var setDFPPersonalizedRequests = function() {</text:p>
      <text:p text:style-name="P4"><text:bookmark text:name="line232"/><text:s text:c="8"/>setDFPAnonymousOrPersonalizedRequests(0);</text:p>
      <text:p text:style-name="P4"><text:bookmark text:name="line233"/><text:s text:c="4"/>};</text:p>
      <text:p text:style-name="P4"><text:bookmark text:name="line234"/></text:p>
      <text:p text:style-name="P4"><text:bookmark text:name="line235"/><text:s text:c="4"/>var setDFPAnonymousOrPersonalizedRequests = function(value) {</text:p>
      <text:p text:style-name="P4"><text:bookmark text:name="line236"/><text:s text:c="8"/>window.googletag = window.googletag || {};</text:p>
      <text:p text:style-name="P4"><text:bookmark text:name="line237"/><text:s text:c="8"/>window.googletag.cmd = window.googletag.cmd || [];</text:p>
      <text:p text:style-name="P4"><text:bookmark text:name="line238"/></text:p>
      <text:p text:style-name="P4"><text:bookmark text:name="line239"/><text:s text:c="8"/>window.googletag.cmd.push(function () {</text:p>
      <text:p text:style-name="P4"><text:bookmark text:name="line240"/><text:s text:c="12"/>window.googletag.pubads().setRequestNonPersonalizedAds(value);</text:p>
      <text:p text:style-name="P4"><text:bookmark text:name="line2411"/><text:s text:c="8"/>});</text:p>
      <text:p text:style-name="P4"><text:bookmark text:name="line242"/><text:s text:c="4"/>};</text:p>
      <text:p text:style-name="P4"><text:bookmark text:name="line243"/></text:p>
      <text:p text:style-name="P4"><text:bookmark text:name="line244"/><text:s text:c="4"/>var consentStatus = Didomi.getUserConsentStatusForVendor('google');</text:p>
      <text:p text:style-name="P4"><text:bookmark text:name="line245"/><text:s text:c="4"/>if (consentStatus === true) {</text:p>
      <text:p text:style-name="P4"><text:bookmark text:name="line246"/><text:s text:c="8"/>setDFPPersonalizedRequests();</text:p>
      <text:p text:style-name="P4"><text:bookmark text:name="line247"/><text:s text:c="4"/>} else if (consentStatus === false) {</text:p>
      <text:p text:style-name="P4"><text:bookmark text:name="line248"/><text:s text:c="8"/>setDFPAnonymousRequests();</text:p>
      <text:p text:style-name="P4"><text:bookmark text:name="line249"/><text:s text:c="4"/>} else { // consentStatus === undefined</text:p>
      <text:p text:style-name="P4"><text:bookmark text:name="line250"/><text:s text:c="8"/>setDFPAnonymousRequests(); // use anonymous when consent is unknown</text:p>
      <text:p text:style-name="P4"><text:bookmark text:name="line2511"/></text:p>
      <text:p text:style-name="P4"><text:bookmark text:name="line252"/><text:s text:c="8"/>Didomi.on('consent.changed', function () {</text:p>
      <text:p text:style-name="P4"><text:bookmark text:name="line253"/><text:s text:c="12"/>removeEvents();</text:p>
      <text:p text:style-name="P4"><text:bookmark text:name="line254"/></text:p>
      <text:p text:style-name="P4"><text:bookmark text:name="line255"/><text:s text:c="12"/>var consentStatus = Didomi.getUserConsentStatusForVendor('google');</text:p>
      <text:p text:style-name="P4"><text:bookmark text:name="line256"/><text:s text:c="12"/>if (consentStatus === true) {</text:p>
      <text:p text:style-name="P4"><text:bookmark text:name="line257"/><text:s text:c="16"/>setDFPPersonalizedRequests()</text:p>
      <text:p text:style-name="P4"><text:bookmark text:name="line258"/><text:s text:c="12"/>} else {</text:p>
      <text:p text:style-name="P4"><text:bookmark text:name="line259"/><text:s text:c="16"/>setDFPAnonymousRequests();</text:p>
      <text:p text:style-name="P4"><text:bookmark text:name="line260"/><text:s text:c="12"/>}</text:p>
      <text:p text:style-name="P4"><text:bookmark text:name="line2611"/><text:s text:c="8"/>});</text:p>
      <text:p text:style-name="P4"><text:bookmark text:name="line262"/><text:s text:c="4"/>}</text:p>
      <text:p text:style-name="P4"><text:bookmark text:name="line263"/>});&lt;/script&gt;</text:p>
      <text:p text:style-name="Preformatted_20_Text"><text:bookmark text:name="line264"/><text:span text:style-name="T8">&lt;script type="text/javascript" id="spcloader" src="</text:span><text:a xlink:type="simple" xlink:href="view-source:https://sdk.privacy-center.org/loader.js" text:style-name="Internet_20_link" text:visited-style-name="Visited_20_Internet_20_Link"><text:span text:style-name="T8">https://sdk.privacy-center.org/loader.js</text:span></text:a><text:span text:style-name="T8">" async&gt;&lt;/script&gt;</text:span></text:p>
      <text:p text:style-name="Preformatted_20_Text"><text:bookmark text:name="line265"/><text:span text:style-name="T8">&lt;script type="text/javascript" src="</text:span><text:a xlink:type="simple" xlink:href="view-source:https://rs.20m.es/js2/third-parts/modernizr-2.6.2-custom.js?20120614" text:style-name="Internet_20_link" text:visited-style-name="Visited_20_Internet_20_Link"><text:span text:style-name="T8">https://rs.20m.es/js2/third-parts/modernizr-2.6.2-custom.js?20120614</text:span></text:a><text:span text:style-name="T8">" &gt;&lt;/script&gt;&lt;script type="text/javascript" src="</text:span><text:a xlink:type="simple" xlink:href="view-source:https://cdns.eu1.gigya.com/js/gigya.js?apikey=3_Hob3SXLWsBRwjPFz4f4ZEuxPo2PyeElFMWgWO2EXdBYUqwMk8lxNj78Fi_2VW5cH" text:style-name="Internet_20_link" text:visited-style-name="Visited_20_Internet_20_Link"><text:span text:style-name="T8">https://cdns.eu1.gigya.com/js/gigya.js?apikey=3_Hob3SXLWsBRwjPFz4f4ZEuxPo2PyeElFMWgWO2EXdBYUqwMk8lxNj78Fi_2VW5cH</text:span></text:a><text:span text:style-name="T8">" &gt;{ lang: 'es' }&lt;/script&gt;&lt;script type="text/javascript" src="</text:span><text:a xlink:type="simple" xlink:href="view-source:https://www.20minutos.es/dinamic-js/?20181210" text:style-name="Internet_20_link" text:visited-style-name="Visited_20_Internet_20_Link"><text:span text:style-name="T8">https://www.20minutos.es/dinamic-js/?20181210</text:span></text:a><text:span text:style-name="T8">" &gt;&lt;/script&gt;&lt;script type="text/javascript" src="</text:span><text:a xlink:type="simple" xlink:href="view-source:https://rs.20m.es/js2/third-parts/jquery-1.7.2.min.js?20120711" text:style-name="Internet_20_link" text:visited-style-name="Visited_20_Internet_20_Link"><text:span text:style-name="T8">https://rs.20m.es/js2/third-parts/jquery-1.7.2.min.js?20120711</text:span></text:a><text:span text:style-name="T8">" &gt;&lt;/script&gt;&lt;script type="text/javascript" src="</text:span><text:a xlink:type="simple" xlink:href="view-source:https://rs.20m.es/js2/all.js?20190729" text:style-name="Internet_20_link" text:visited-style-name="Visited_20_Internet_20_Link"><text:span text:style-name="T8">https://rs.20m.es/js2/all.js?20190729</text:span></text:a><text:span text:style-name="T8">" &gt;&lt;/script&gt;</text:span></text:p>
      <text:p text:style-name="P4"><text:bookmark text:name="line266"/><text:s text:c="8"/>&lt;script&gt;var googletag = googletag || {}; googletag.cmd = googletag.cmd || [];&lt;/script&gt;</text:p>
      <text:p text:style-name="P4"><text:bookmark text:name="line267"/></text:p>
      <text:p text:style-name="P4"><text:bookmark text:name="line268"/></text:p>
      <text:p text:style-name="P4"><text:bookmark text:name="line269"/></text:p>
      <text:p text:style-name="Preformatted_20_Text"><text:bookmark text:name="line270"/><text:span text:style-name="T8">&lt;script async src='</text:span><text:a xlink:type="simple" xlink:href="view-source:https://dmp.citiservi.es/dfpcheck.js?p=henneo&amp;m=2" text:style-name="Internet_20_link" text:visited-style-name="Visited_20_Internet_20_Link"><text:span text:style-name="T8">https://dmp.citiservi.es/dfpcheck.js?p=henneo&amp;m=2</text:span></text:a><text:span text:style-name="T8">'&gt;&lt;/script&gt;</text:span></text:p>
      <text:p text:style-name="P4"><text:bookmark text:name="line2711"/>&lt;script&gt;</text:p>
      <text:p text:style-name="P4"><text:bookmark text:name="line272"/>googletag.cmd.push(function() {</text:p>
      <text:p text:style-name="P4"><text:bookmark text:name="line273"/><text:s text:c="4"/>if (typeof dx_add_segment === 'function'){dx_add_segment();}</text:p>
      <text:p text:style-name="P4"><text:bookmark text:name="line274"/>});</text:p>
      <text:p text:style-name="P4"><text:bookmark text:name="line275"/><text:soft-page-break/>&lt;/script&gt;</text:p>
      <text:p text:style-name="P4"><text:bookmark text:name="line276"/></text:p>
      <text:p text:style-name="P4"><text:bookmark text:name="line277"/>&lt;script&gt;</text:p>
      <text:p text:style-name="P4"><text:bookmark text:name="line278"/>HENNEOADS_CONFIG = {"page":"\/34616581\/20minutos.es\/home\/portada\/","targetings":[{"key":"m20_secc","value":["home"]}]};</text:p>
      <text:p text:style-name="P4"><text:bookmark text:name="line279"/>&lt;/script&gt;</text:p>
      <text:p text:style-name="P4"><text:bookmark text:name="line280"/></text:p>
      <text:p text:style-name="P4"><text:bookmark text:name="line2811"/>&lt;script&gt;</text:p>
      <text:p text:style-name="P4"><text:bookmark text:name="line282"/>!function(){window.hb_now=Date.now();var e=document.getElementsByTagName("script")[0],t="https://hb.20m.es/stable/config/20minutos.es/desktop-home.min.js";window.location.search.match(/hb_test=true/)&amp;&amp;(t=t.replace("/stable/","/test/"));var n=document.createElement("script");n.async=!0,n.src=t,e.parentNode.insertBefore(n,e)}();</text:p>
      <text:p text:style-name="P4"><text:bookmark text:name="line283"/>&lt;/script&gt;</text:p>
      <text:p text:style-name="P4"><text:bookmark text:name="line284"/></text:p>
      <text:p text:style-name="P4"><text:bookmark text:name="line285"/>&lt;script type="didomi/javascript" data-vendor="c:vendor-bbva"&gt;</text:p>
      <text:p text:style-name="P4"><text:bookmark text:name="line286"/><text:s text:c="4"/>(function() {</text:p>
      <text:p text:style-name="P4"><text:bookmark text:name="line287"/><text:s text:c="6"/>var dht = document.createElement('script');</text:p>
      <text:p text:style-name="P4"><text:bookmark text:name="line288"/><text:s text:c="6"/>dht.type = 'text/javascript';</text:p>
      <text:p text:style-name="P4"><text:bookmark text:name="line289"/><text:s text:c="6"/>dht.async = true;</text:p>
      <text:p text:style-name="P4"><text:bookmark text:name="line290"/><text:s text:c="6"/>dht.src = ('https:'==document.location.protocol?'https://':'http://')+'1to1.bbva.com/1to1/dht.js';</text:p>
      <text:p text:style-name="P4"><text:bookmark text:name="line2911"/><text:s text:c="6"/>var s = document.getElementsByTagName('script')[0];</text:p>
      <text:p text:style-name="P4"><text:bookmark text:name="line292"/><text:s text:c="6"/>s.parentNode.insertBefore(dht, s);</text:p>
      <text:p text:style-name="P4"><text:bookmark text:name="line293"/><text:s text:c="4"/>})();</text:p>
      <text:p text:style-name="P4"><text:bookmark text:name="line294"/>&lt;/script&gt;</text:p>
      <text:p text:style-name="P4"><text:bookmark text:name="line295"/></text:p>
      <text:p text:style-name="P4"><text:bookmark text:name="line296"/>&lt;script type="didomi/javascript" data-vendor="c:vendor-dogtrack"&gt;</text:p>
      <text:p text:style-name="P4"><text:bookmark text:name="line297"/>(function(d,s,id,h,t){</text:p>
      <text:p text:style-name="P4"><text:bookmark text:name="line298"/><text:s text:c="3"/>var js,r,djs = d.getElementsByTagName(s)[0];</text:p>
      <text:p text:style-name="P4"><text:bookmark text:name="line299"/><text:s text:c="3"/>if (d.getElementById(id)) {return;}</text:p>
      <text:p text:style-name="P4"><text:bookmark text:name="line300"/><text:s text:c="3"/>js = d.createElement('script');js.id =id;js.async=1;</text:p>
      <text:p text:style-name="P4"><text:bookmark text:name="line3011"/><text:s text:c="3"/>js.h=h;js.t=t;</text:p>
      <text:p text:style-name="P4"><text:bookmark text:name="line302"/><text:s text:c="3"/>r=encodeURI(btoa(d.referrer));</text:p>
      <text:p text:style-name="P4"><text:bookmark text:name="line303"/><text:s text:c="3"/>js.src="//"+h+"/pixel/js/"+t+"/"+r;</text:p>
      <text:p text:style-name="P4"><text:bookmark text:name="line304"/><text:s text:c="3"/>djs.parentNode.insertBefore(js, djs);</text:p>
      <text:p text:style-name="P4"><text:bookmark text:name="line305"/><text:s text:c="2"/>}(document, 'script', 'dogtrack-pixel','20mi.spxl.socy.es', '20MI'));</text:p>
      <text:p text:style-name="P4"><text:bookmark text:name="line306"/>&lt;/script&gt;</text:p>
      <text:p text:style-name="P4"><text:bookmark text:name="line307"/></text:p>
      <text:p text:style-name="P4"><text:bookmark text:name="line308"/>&lt;script type="didomi/javascript" data-vendor="c:vendor-prometeo"&gt;</text:p>
      <text:p text:style-name="P4"><text:bookmark text:name="line309"/><text:s text:c="2"/>var _PROMETEO_MEDIA_SU=_PROMETEO_MEDIA_SU||function(){var n,o="_SUIPROMETEO",t=function(){var t=new XMLHttpRequest;t.open("GET","https://cmanager-prometeo.appspot.com/v1"),t.withCredentials=!0,t.onreadystatechange=function(){4==this.readyState&amp;&amp;200==this.status&amp;&amp;function(t){n=t||"0";var e=new Date;e.setTime(e.getTime()+2592e6),document.cookie=o+"="+n+"; expires="+e.toGMTString()+"; path=/"}(t.responseText)},t.send()};return function(){var t=document.cookie.match("(^|;)\s*"+o+"\s*=\s*([^;]+)");n=t?t.pop():"0"}(),"0"===n&amp;&amp;t(),{read:function(){return n}}}();</text:p>
      <text:p text:style-name="P4"><text:bookmark text:name="line310"/>&lt;/script&gt;</text:p>
      <text:p text:style-name="P4"><text:bookmark text:name="line3111"/></text:p>
      <text:p text:style-name="P4"><text:bookmark text:name="line312"/>&lt;script&gt;</text:p>
      <text:p text:style-name="P4"><text:bookmark text:name="line313"/>googletag.cmd.push(function() {</text:p>
      <text:p text:style-name="P4"><text:bookmark text:name="line314"/><text:s text:c="4"/>googletag.pubads().setTargeting('su_prometeo', (typeof _PROMETEO_MEDIA_SU !== 'undefined' &amp;&amp; typeof _PROMETEO_MEDIA_SU.read === 'function') ? _PROMETEO_MEDIA_SU.read() : '-1');</text:p>
      <text:p text:style-name="P4"><text:bookmark text:name="line315"/><text:s text:c="4"/></text:p>
      <text:p text:style-name="P4"><text:bookmark text:name="line316"/><text:s text:c="4"/>var getA = function (url) { var a = document.createElement('a'); a.href = url; return a; };</text:p>
      <text:p text:style-name="P4"><text:bookmark text:name="line317"/>if (getA(document.referrer).hostname == getA(window.location).hostname</text:p>
      <text:p text:style-name="P4"><text:bookmark text:name="line318"/><text:s text:c="4"/>&amp;&amp; getA(document.referrer).pathname == '/'</text:p>
      <text:p text:style-name="P4"><text:bookmark text:name="line319"/><text:s text:c="4"/>&amp;&amp; (getA(window.location).pathname.indexOf('/noticia/') !== -1)) {</text:p>
      <text:p text:style-name="P4"><text:bookmark text:name="line320"/><text:s text:c="8"/>googletag.pubads().setTargeting('bd_publi', "followme");</text:p>
      <text:p text:style-name="P4"><text:bookmark text:name="line3211"/>}</text:p>
      <text:p text:style-name="P4"><text:bookmark text:name="line322"/><text:s text:c="4"/>googletag.pubads().addEventListener('slotRenderEnded', function(event) {</text:p>
      <text:p text:style-name="P4"><text:bookmark text:name="line323"/><text:s text:c="4"/>if (event.slot.getSlotElementId() == 'Sticky') {</text:p>
      <text:p text:style-name="P4"><text:bookmark text:name="line324"/><text:s text:c="8"/>jQuery('#Sticky').append('&lt;a class="ad-close ui-ad-close" href="#"&gt;&lt;span class="icon icon-close"&gt;&lt;/span&gt;&lt;/a&gt;');</text:p>
      <text:p text:style-name="P4"><text:bookmark text:name="line325"/><text:s text:c="8"/>jQuery('.ui-ad-close').on('click', function(e) {</text:p>
      <text:p text:style-name="P4"><text:bookmark text:name="line326"/><text:s text:c="12"/>e.preventDefault();</text:p>
      <text:p text:style-name="P4"><text:bookmark text:name="line327"/><text:s text:c="12"/>jQuery('#axds-Sticky').addClass('sticky-manual-close');</text:p>
      <text:p text:style-name="P4"><text:bookmark text:name="line328"/><text:s text:c="8"/>});</text:p>
      <text:p text:style-name="P4"><text:bookmark text:name="line329"/><text:soft-page-break/><text:s text:c="4"/>}</text:p>
      <text:p text:style-name="P4"><text:bookmark text:name="line330"/>});</text:p>
      <text:p text:style-name="P4"><text:bookmark text:name="line3311"/>});</text:p>
      <text:p text:style-name="P4"><text:bookmark text:name="line332"/>&lt;/script&gt;</text:p>
      <text:p text:style-name="P4"><text:bookmark text:name="line333"/></text:p>
      <text:p text:style-name="P23"><text:bookmark text:name="line334"/>&lt;/head&gt;</text:p>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23cm" fo:margin-right="0.9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0T14:31:01.737000000</meta:creation-date>
    <meta:generator>LibreOffice/6.3.2.2$Windows_X86_64 LibreOffice_project/98b30e735bda24bc04ab42594c85f7fd8be07b9c</meta:generator>
    <dc:date>2019-10-16T20:02:58.226000000</dc:date>
    <meta:editing-duration>PT1H23M25S</meta:editing-duration>
    <meta:editing-cycles>23</meta:editing-cycles>
    <meta:document-statistic meta:table-count="0" meta:image-count="0" meta:object-count="0" meta:page-count="18" meta:paragraph-count="454" meta:word-count="3010" meta:character-count="63830" meta:non-whitespace-character-count="59483"/>
  </office:meta>
</office:document-meta>
</file>